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/>
    </style:style>
    <style:style style:name="ce6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fo:font-weight="normal" style:font-weight-asian="normal" style:font-weight-complex="normal"/>
    </style:style>
    <style:style style:name="ce35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able-cell-properties fo:background-color="#ff8080"/>
    </style:style>
    <style:style style:name="ce49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b8ff" fo:border="0.06pt solid #000000"/>
    </style:style>
    <style:style style:name="ce51" style:family="table-cell" style:parent-style-name="Default">
      <style:table-cell-properties fo:background-color="#00b8ff" fo:border="0.06pt solid #000000"/>
      <style:text-properties fo:font-weight="bold" style:font-weight-asian="bold" style:font-weight-complex="bold"/>
    </style:style>
  </office:automatic-styles>
  <office:body>
    <office:spreadsheet>
      <table:table table:name="SANTA" table:style-name="ta1">
        <table:table-column table:style-name="co1" table:number-columns-repeated="14" table:default-cell-style-name="ce2"/>
        <table:table-column table:style-name="co2" table:number-columns-repeated="1010" table:default-cell-style-name="ce2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86400_10_30</text:p>
          </table:table-cell>
          <table:table-cell table:style-name="ce1" office:value-type="string" calcext:value-type="string">
            <text:p>172800_10_30</text:p>
          </table:table-cell>
          <table:table-cell table:style-name="ce1" office:value-type="string" calcext:value-type="string">
            <text:p>345600_10_10</text:p>
          </table:table-cell>
          <table:table-cell table:style-name="ce1" office:value-type="string" calcext:value-type="string">
            <text:p>345600_20_10</text:p>
          </table:table-cell>
          <table:table-cell table:style-name="ce1" office:value-type="string" calcext:value-type="string">
            <text:p>691200_10_10</text:p>
          </table:table-cell>
          <table:table-cell table:style-name="ce1" office:value-type="string" calcext:value-type="string">
            <text:p>691200_30_10</text:p>
          </table:table-cell>
          <table:table-cell table:style-name="ce1" office:value-type="string" calcext:value-type="string">
            <text:p>1382400_10_10</text:p>
          </table:table-cell>
          <table:table-cell table:style-name="ce1" office:value-type="string" calcext:value-type="string">
            <text:p>1382400_30_10</text:p>
          </table:table-cell>
          <table:table-cell table:style-name="ce1" office:value-type="string" calcext:value-type="string">
            <text:p>1382400_50_10</text:p>
          </table:table-cell>
          <table:table-cell table:style-name="ce1" office:value-type="string" calcext:value-type="string">
            <text:p>1900800_10_10</text:p>
          </table:table-cell>
          <table:table-cell table:style-name="ce1" office:value-type="string" calcext:value-type="string">
            <text:p>1900800_30_10</text:p>
          </table:table-cell>
          <table:table-cell table:style-name="ce1" office:value-type="string" calcext:value-type="string">
            <text:p>1900800_50_10</text:p>
          </table:table-cell>
          <table:table-cell table:style-name="ce1" office:value-type="string" calcext:value-type="string">
            <text:p>2073600_50_10</text:p>
          </table:table-cell>
          <table:table-cell table:style-name="ce1" table:number-columns-repeated="1010"/>
        </table:table-row>
        <table:table-row table:style-name="ro1">
          <table:table-cell/>
          <table:table-cell office:value-type="float" office:value="1516718.469082" calcext:value-type="float">
            <text:p>1516718.469082</text:p>
          </table:table-cell>
          <table:table-cell office:value-type="float" office:value="1516628.396215" calcext:value-type="float">
            <text:p>1516628.396215</text:p>
          </table:table-cell>
          <table:table-cell office:value-type="float" office:value="1516682.282407" calcext:value-type="float">
            <text:p>1516682.282407</text:p>
          </table:table-cell>
          <table:table-cell office:value-type="float" office:value="1516743.817408" calcext:value-type="float">
            <text:p>1516743.817408</text:p>
          </table:table-cell>
          <table:table-cell office:value-type="float" office:value="1516707.065346" calcext:value-type="float">
            <text:p>1516707.065346</text:p>
          </table:table-cell>
          <table:table-cell office:value-type="float" office:value="1516668.613611" calcext:value-type="float">
            <text:p>1516668.613611</text:p>
          </table:table-cell>
          <table:table-cell office:value-type="float" office:value="1517007.30671" calcext:value-type="float">
            <text:p>1517007.30671</text:p>
          </table:table-cell>
          <table:table-cell office:value-type="float" office:value="1516973.40545" calcext:value-type="float">
            <text:p>1516973.40545</text:p>
          </table:table-cell>
          <table:table-cell office:value-type="float" office:value="1517042.487465" calcext:value-type="float">
            <text:p>1517042.487465</text:p>
          </table:table-cell>
          <table:table-cell office:value-type="float" office:value="1517529.429589" calcext:value-type="float">
            <text:p>1517529.429589</text:p>
          </table:table-cell>
          <table:table-cell office:value-type="float" office:value="1517610.507888" calcext:value-type="float">
            <text:p>1517610.507888</text:p>
          </table:table-cell>
          <table:table-cell table:number-columns-repeated="2" office:value-type="float" office:value="1517791.481223" calcext:value-type="float">
            <text:p>1517791.48122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16768.621786" calcext:value-type="float">
            <text:p>1516768.621786</text:p>
          </table:table-cell>
          <table:table-cell office:value-type="float" office:value="1516649.378143" calcext:value-type="float">
            <text:p>1516649.378143</text:p>
          </table:table-cell>
          <table:table-cell office:value-type="float" office:value="1516778.563937" calcext:value-type="float">
            <text:p>1516778.563937</text:p>
          </table:table-cell>
          <table:table-cell office:value-type="float" office:value="1516804.27758" calcext:value-type="float">
            <text:p>1516804.27758</text:p>
          </table:table-cell>
          <table:table-cell office:value-type="float" office:value="1516697.591473" calcext:value-type="float">
            <text:p>1516697.591473</text:p>
          </table:table-cell>
          <table:table-cell office:value-type="float" office:value="1516734.999792" calcext:value-type="float">
            <text:p>1516734.999792</text:p>
          </table:table-cell>
          <table:table-cell office:value-type="float" office:value="1516958.457141" calcext:value-type="float">
            <text:p>1516958.457141</text:p>
          </table:table-cell>
          <table:table-cell office:value-type="float" office:value="1517088.759373" calcext:value-type="float">
            <text:p>1517088.759373</text:p>
          </table:table-cell>
          <table:table-cell office:value-type="float" office:value="1517163.819063" calcext:value-type="float">
            <text:p>1517163.819063</text:p>
          </table:table-cell>
          <table:table-cell office:value-type="float" office:value="1517544.943187" calcext:value-type="float">
            <text:p>1517544.943187</text:p>
          </table:table-cell>
          <table:table-cell office:value-type="float" office:value="1517596.032121" calcext:value-type="float">
            <text:p>1517596.032121</text:p>
          </table:table-cell>
          <table:table-cell table:number-columns-repeated="2" office:value-type="float" office:value="1517560.104415" calcext:value-type="float">
            <text:p>1517560.10441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16697.008569" calcext:value-type="float">
            <text:p>1516697.008569</text:p>
          </table:table-cell>
          <table:table-cell office:value-type="float" office:value="1516772.534534" calcext:value-type="float">
            <text:p>1516772.534534</text:p>
          </table:table-cell>
          <table:table-cell office:value-type="float" office:value="1516595.326172" calcext:value-type="float">
            <text:p>1516595.326172</text:p>
          </table:table-cell>
          <table:table-cell office:value-type="float" office:value="1516744.278664" calcext:value-type="float">
            <text:p>1516744.278664</text:p>
          </table:table-cell>
          <table:table-cell office:value-type="float" office:value="1516611.868332" calcext:value-type="float">
            <text:p>1516611.868332</text:p>
          </table:table-cell>
          <table:table-cell office:value-type="float" office:value="1516811.195957" calcext:value-type="float">
            <text:p>1516811.195957</text:p>
          </table:table-cell>
          <table:table-cell office:value-type="float" office:value="1517005.647224" calcext:value-type="float">
            <text:p>1517005.647224</text:p>
          </table:table-cell>
          <table:table-cell office:value-type="float" office:value="1517004.753456" calcext:value-type="float">
            <text:p>1517004.753456</text:p>
          </table:table-cell>
          <table:table-cell office:value-type="float" office:value="1517048.058626" calcext:value-type="float">
            <text:p>1517048.058626</text:p>
          </table:table-cell>
          <table:table-cell office:value-type="float" office:value="1517539.817238" calcext:value-type="float">
            <text:p>1517539.817238</text:p>
          </table:table-cell>
          <table:table-cell office:value-type="float" office:value="1517581.412673" calcext:value-type="float">
            <text:p>1517581.412673</text:p>
          </table:table-cell>
          <table:table-cell table:number-columns-repeated="2" office:value-type="float" office:value="1517746.715667" calcext:value-type="float">
            <text:p>1517746.71566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16782.493674" calcext:value-type="float">
            <text:p>1516782.493674</text:p>
          </table:table-cell>
          <table:table-cell office:value-type="float" office:value="1516714.324772" calcext:value-type="float">
            <text:p>1516714.324772</text:p>
          </table:table-cell>
          <table:table-cell office:value-type="float" office:value="1516657.843106" calcext:value-type="float">
            <text:p>1516657.843106</text:p>
          </table:table-cell>
          <table:table-cell office:value-type="float" office:value="1516745.868028" calcext:value-type="float">
            <text:p>1516745.868028</text:p>
          </table:table-cell>
          <table:table-cell office:value-type="float" office:value="1516654.179103" calcext:value-type="float">
            <text:p>1516654.179103</text:p>
          </table:table-cell>
          <table:table-cell office:value-type="float" office:value="1516729.741267" calcext:value-type="float">
            <text:p>1516729.741267</text:p>
          </table:table-cell>
          <table:table-cell office:value-type="float" office:value="1516995.451367" calcext:value-type="float">
            <text:p>1516995.451367</text:p>
          </table:table-cell>
          <table:table-cell office:value-type="float" office:value="1516989.352237" calcext:value-type="float">
            <text:p>1516989.352237</text:p>
          </table:table-cell>
          <table:table-cell office:value-type="float" office:value="1517047.253974" calcext:value-type="float">
            <text:p>1517047.253974</text:p>
          </table:table-cell>
          <table:table-cell office:value-type="float" office:value="1517492.943628" calcext:value-type="float">
            <text:p>1517492.943628</text:p>
          </table:table-cell>
          <table:table-cell office:value-type="float" office:value="1517641.220356" calcext:value-type="float">
            <text:p>1517641.220356</text:p>
          </table:table-cell>
          <table:table-cell table:number-columns-repeated="2" office:value-type="float" office:value="1517592.510063" calcext:value-type="float">
            <text:p>1517592.51006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16757.385644" calcext:value-type="float">
            <text:p>1516757.385644</text:p>
          </table:table-cell>
          <table:table-cell office:value-type="float" office:value="1516686.157815" calcext:value-type="float">
            <text:p>1516686.157815</text:p>
          </table:table-cell>
          <table:table-cell office:value-type="float" office:value="1516673.681902" calcext:value-type="float">
            <text:p>1516673.681902</text:p>
          </table:table-cell>
          <table:table-cell office:value-type="float" office:value="1516717.775306" calcext:value-type="float">
            <text:p>1516717.775306</text:p>
          </table:table-cell>
          <table:table-cell office:value-type="float" office:value="1516730.760603" calcext:value-type="float">
            <text:p>1516730.760603</text:p>
          </table:table-cell>
          <table:table-cell office:value-type="float" office:value="1516823.818801" calcext:value-type="float">
            <text:p>1516823.818801</text:p>
          </table:table-cell>
          <table:table-cell office:value-type="float" office:value="1517046.067994" calcext:value-type="float">
            <text:p>1517046.067994</text:p>
          </table:table-cell>
          <table:table-cell office:value-type="float" office:value="1516954.996579" calcext:value-type="float">
            <text:p>1516954.996579</text:p>
          </table:table-cell>
          <table:table-cell office:value-type="float" office:value="1517087.852898" calcext:value-type="float">
            <text:p>1517087.852898</text:p>
          </table:table-cell>
          <table:table-cell office:value-type="float" office:value="1517554.235998" calcext:value-type="float">
            <text:p>1517554.235998</text:p>
          </table:table-cell>
          <table:table-cell office:value-type="float" office:value="1517644.876437" calcext:value-type="float">
            <text:p>1517644.876437</text:p>
          </table:table-cell>
          <table:table-cell table:number-columns-repeated="2" office:value-type="float" office:value="1517584.517951" calcext:value-type="float">
            <text:p>1517584.51795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16729.778533" calcext:value-type="float">
            <text:p>1516729.778533</text:p>
          </table:table-cell>
          <table:table-cell office:value-type="float" office:value="1516726.455068" calcext:value-type="float">
            <text:p>1516726.455068</text:p>
          </table:table-cell>
          <table:table-cell office:value-type="float" office:value="1516643.141632" calcext:value-type="float">
            <text:p>1516643.141632</text:p>
          </table:table-cell>
          <table:table-cell office:value-type="float" office:value="1516740.911974" calcext:value-type="float">
            <text:p>1516740.911974</text:p>
          </table:table-cell>
          <table:table-cell office:value-type="float" office:value="1516713.499006" calcext:value-type="float">
            <text:p>1516713.499006</text:p>
          </table:table-cell>
          <table:table-cell office:value-type="float" office:value="1516753.157908" calcext:value-type="float">
            <text:p>1516753.157908</text:p>
          </table:table-cell>
          <table:table-cell office:value-type="float" office:value="1517053.880648" calcext:value-type="float">
            <text:p>1517053.880648</text:p>
          </table:table-cell>
          <table:table-cell office:value-type="float" office:value="1517032.435613" calcext:value-type="float">
            <text:p>1517032.435613</text:p>
          </table:table-cell>
          <table:table-cell office:value-type="float" office:value="1517117.323959" calcext:value-type="float">
            <text:p>1517117.323959</text:p>
          </table:table-cell>
          <table:table-cell office:value-type="float" office:value="1517454.855934" calcext:value-type="float">
            <text:p>1517454.855934</text:p>
          </table:table-cell>
          <table:table-cell office:value-type="float" office:value="1517621.313872" calcext:value-type="float">
            <text:p>1517621.313872</text:p>
          </table:table-cell>
          <table:table-cell table:number-columns-repeated="2" office:value-type="float" office:value="1517502.430866" calcext:value-type="float">
            <text:p>1517502.43086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16771.943534" calcext:value-type="float">
            <text:p>1516771.943534</text:p>
          </table:table-cell>
          <table:table-cell office:value-type="float" office:value="1516726.477293" calcext:value-type="float">
            <text:p>1516726.477293</text:p>
          </table:table-cell>
          <table:table-cell office:value-type="float" office:value="1516651.64793" calcext:value-type="float">
            <text:p>1516651.64793</text:p>
          </table:table-cell>
          <table:table-cell office:value-type="float" office:value="1516676.428422" calcext:value-type="float">
            <text:p>1516676.428422</text:p>
          </table:table-cell>
          <table:table-cell office:value-type="float" office:value="1516737.999588" calcext:value-type="float">
            <text:p>1516737.999588</text:p>
          </table:table-cell>
          <table:table-cell office:value-type="float" office:value="1516701.079362" calcext:value-type="float">
            <text:p>1516701.079362</text:p>
          </table:table-cell>
          <table:table-cell office:value-type="float" office:value="1516958.211866" calcext:value-type="float">
            <text:p>1516958.211866</text:p>
          </table:table-cell>
          <table:table-cell office:value-type="float" office:value="1516988.64792" calcext:value-type="float">
            <text:p>1516988.64792</text:p>
          </table:table-cell>
          <table:table-cell office:value-type="float" office:value="1517051.40818" calcext:value-type="float">
            <text:p>1517051.40818</text:p>
          </table:table-cell>
          <table:table-cell office:value-type="float" office:value="1517638.268662" calcext:value-type="float">
            <text:p>1517638.268662</text:p>
          </table:table-cell>
          <table:table-cell office:value-type="float" office:value="1517612.078141" calcext:value-type="float">
            <text:p>1517612.078141</text:p>
          </table:table-cell>
          <table:table-cell table:number-columns-repeated="2" office:value-type="float" office:value="1517559.629956" calcext:value-type="float">
            <text:p>1517559.62995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16739.709569" calcext:value-type="float">
            <text:p>1516739.709569</text:p>
          </table:table-cell>
          <table:table-cell office:value-type="float" office:value="1516704.650858" calcext:value-type="float">
            <text:p>1516704.650858</text:p>
          </table:table-cell>
          <table:table-cell office:value-type="float" office:value="1516648.224574" calcext:value-type="float">
            <text:p>1516648.224574</text:p>
          </table:table-cell>
          <table:table-cell office:value-type="float" office:value="1516690.055004" calcext:value-type="float">
            <text:p>1516690.055004</text:p>
          </table:table-cell>
          <table:table-cell office:value-type="float" office:value="1516753.933887" calcext:value-type="float">
            <text:p>1516753.933887</text:p>
          </table:table-cell>
          <table:table-cell office:value-type="float" office:value="1516664.372492" calcext:value-type="float">
            <text:p>1516664.372492</text:p>
          </table:table-cell>
          <table:table-cell office:value-type="float" office:value="1517034.815563" calcext:value-type="float">
            <text:p>1517034.815563</text:p>
          </table:table-cell>
          <table:table-cell office:value-type="float" office:value="1517130.353285" calcext:value-type="float">
            <text:p>1517130.353285</text:p>
          </table:table-cell>
          <table:table-cell office:value-type="float" office:value="1517058.452394" calcext:value-type="float">
            <text:p>1517058.452394</text:p>
          </table:table-cell>
          <table:table-cell office:value-type="float" office:value="1517516.19442" calcext:value-type="float">
            <text:p>1517516.19442</text:p>
          </table:table-cell>
          <table:table-cell office:value-type="float" office:value="1517616.77297" calcext:value-type="float">
            <text:p>1517616.77297</text:p>
          </table:table-cell>
          <table:table-cell table:number-columns-repeated="2" office:value-type="float" office:value="1517732.608804" calcext:value-type="float">
            <text:p>1517732.60880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16684.470534" calcext:value-type="float">
            <text:p>1516684.470534</text:p>
          </table:table-cell>
          <table:table-cell office:value-type="float" office:value="1516719.572961" calcext:value-type="float">
            <text:p>1516719.572961</text:p>
          </table:table-cell>
          <table:table-cell office:value-type="float" office:value="1516684.070596" calcext:value-type="float">
            <text:p>1516684.070596</text:p>
          </table:table-cell>
          <table:table-cell office:value-type="float" office:value="1516725.823859" calcext:value-type="float">
            <text:p>1516725.823859</text:p>
          </table:table-cell>
          <table:table-cell office:value-type="float" office:value="1516664.643559" calcext:value-type="float">
            <text:p>1516664.643559</text:p>
          </table:table-cell>
          <table:table-cell office:value-type="float" office:value="1516690.213134" calcext:value-type="float">
            <text:p>1516690.213134</text:p>
          </table:table-cell>
          <table:table-cell office:value-type="float" office:value="1516942.719918" calcext:value-type="float">
            <text:p>1516942.719918</text:p>
          </table:table-cell>
          <table:table-cell office:value-type="float" office:value="1517113.737581" calcext:value-type="float">
            <text:p>1517113.737581</text:p>
          </table:table-cell>
          <table:table-cell office:value-type="float" office:value="1517011.683358" calcext:value-type="float">
            <text:p>1517011.683358</text:p>
          </table:table-cell>
          <table:table-cell office:value-type="float" office:value="1517578.446204" calcext:value-type="float">
            <text:p>1517578.446204</text:p>
          </table:table-cell>
          <table:table-cell office:value-type="float" office:value="1517654.24515" calcext:value-type="float">
            <text:p>1517654.24515</text:p>
          </table:table-cell>
          <table:table-cell table:number-columns-repeated="2" office:value-type="float" office:value="1517623.546931" calcext:value-type="float">
            <text:p>1517623.54693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16838.451243" calcext:value-type="float">
            <text:p>1516838.451243</text:p>
          </table:table-cell>
          <table:table-cell office:value-type="float" office:value="1516716.661802" calcext:value-type="float">
            <text:p>1516716.661802</text:p>
          </table:table-cell>
          <table:table-cell office:value-type="float" office:value="1516653.401887" calcext:value-type="float">
            <text:p>1516653.401887</text:p>
          </table:table-cell>
          <table:table-cell office:value-type="float" office:value="1516752.848786" calcext:value-type="float">
            <text:p>1516752.848786</text:p>
          </table:table-cell>
          <table:table-cell office:value-type="float" office:value="1516702.462287" calcext:value-type="float">
            <text:p>1516702.462287</text:p>
          </table:table-cell>
          <table:table-cell office:value-type="float" office:value="1516735.755182" calcext:value-type="float">
            <text:p>1516735.755182</text:p>
          </table:table-cell>
          <table:table-cell office:value-type="float" office:value="1516922.91694" calcext:value-type="float">
            <text:p>1516922.91694</text:p>
          </table:table-cell>
          <table:table-cell office:value-type="float" office:value="1517024.179581" calcext:value-type="float">
            <text:p>1517024.179581</text:p>
          </table:table-cell>
          <table:table-cell office:value-type="float" office:value="1517045.801143" calcext:value-type="float">
            <text:p>1517045.801143</text:p>
          </table:table-cell>
          <table:table-cell office:value-type="float" office:value="1517577.893253" calcext:value-type="float">
            <text:p>1517577.893253</text:p>
          </table:table-cell>
          <table:table-cell office:value-type="float" office:value="1517753.900758" calcext:value-type="float">
            <text:p>1517753.900758</text:p>
          </table:table-cell>
          <table:table-cell table:number-columns-repeated="2" office:value-type="float" office:value="1517721.505689" calcext:value-type="float">
            <text:p>1517721.50568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16650.948319" calcext:value-type="float">
            <text:p>1516650.948319</text:p>
          </table:table-cell>
          <table:table-cell office:value-type="float" office:value="1516706.315382" calcext:value-type="float">
            <text:p>1516706.3153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776.622259" calcext:value-type="float">
            <text:p>1516776.622259</text:p>
          </table:table-cell>
          <table:table-cell office:value-type="float" office:value="1516751.216116" calcext:value-type="float">
            <text:p>1516751.2161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707.239483" calcext:value-type="float">
            <text:p>1516707.239483</text:p>
          </table:table-cell>
          <table:table-cell office:value-type="float" office:value="1516611.247972" calcext:value-type="float">
            <text:p>1516611.2479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658.628879" calcext:value-type="float">
            <text:p>1516658.628879</text:p>
          </table:table-cell>
          <table:table-cell office:value-type="float" office:value="1516705.452751" calcext:value-type="float">
            <text:p>1516705.4527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649.669602" calcext:value-type="float">
            <text:p>1516649.669602</text:p>
          </table:table-cell>
          <table:table-cell office:value-type="float" office:value="1516656.273059" calcext:value-type="float">
            <text:p>1516656.2730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642.800201" calcext:value-type="float">
            <text:p>1516642.800201</text:p>
          </table:table-cell>
          <table:table-cell office:value-type="float" office:value="1516604.582663" calcext:value-type="float">
            <text:p>1516604.5826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642.844284" calcext:value-type="float">
            <text:p>1516642.844284</text:p>
          </table:table-cell>
          <table:table-cell office:value-type="float" office:value="1516586.436846" calcext:value-type="float">
            <text:p>1516586.4368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738.443352" calcext:value-type="float">
            <text:p>1516738.443352</text:p>
          </table:table-cell>
          <table:table-cell office:value-type="float" office:value="1516758.026607" calcext:value-type="float">
            <text:p>1516758.0266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757.836381" calcext:value-type="float">
            <text:p>1516757.836381</text:p>
          </table:table-cell>
          <table:table-cell office:value-type="float" office:value="1516743.528354" calcext:value-type="float">
            <text:p>1516743.5283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655.325794" calcext:value-type="float">
            <text:p>1516655.325794</text:p>
          </table:table-cell>
          <table:table-cell office:value-type="float" office:value="1516684.437674" calcext:value-type="float">
            <text:p>1516684.4376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754.680312" calcext:value-type="float">
            <text:p>1516754.680312</text:p>
          </table:table-cell>
          <table:table-cell office:value-type="float" office:value="1516666.619769" calcext:value-type="float">
            <text:p>1516666.6197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752.338906" calcext:value-type="float">
            <text:p>1516752.338906</text:p>
          </table:table-cell>
          <table:table-cell office:value-type="float" office:value="1516700.520219" calcext:value-type="float">
            <text:p>1516700.5202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688.666979" calcext:value-type="float">
            <text:p>1516688.666979</text:p>
          </table:table-cell>
          <table:table-cell office:value-type="float" office:value="1516768.139153" calcext:value-type="float">
            <text:p>1516768.1391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740.49187" calcext:value-type="float">
            <text:p>1516740.49187</text:p>
          </table:table-cell>
          <table:table-cell office:value-type="float" office:value="1516736.694495" calcext:value-type="float">
            <text:p>1516736.6944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748.342442" calcext:value-type="float">
            <text:p>1516748.342442</text:p>
          </table:table-cell>
          <table:table-cell office:value-type="float" office:value="1516789.184344" calcext:value-type="float">
            <text:p>1516789.1843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708.67839" calcext:value-type="float">
            <text:p>1516708.67839</text:p>
          </table:table-cell>
          <table:table-cell office:value-type="float" office:value="1516719.907187" calcext:value-type="float">
            <text:p>1516719.9071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615.377577" calcext:value-type="float">
            <text:p>1516615.377577</text:p>
          </table:table-cell>
          <table:table-cell office:value-type="float" office:value="1516666.894442" calcext:value-type="float">
            <text:p>1516666.8944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822.410518" calcext:value-type="float">
            <text:p>1516822.410518</text:p>
          </table:table-cell>
          <table:table-cell office:value-type="float" office:value="1516683.260482" calcext:value-type="float">
            <text:p>1516683.2604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790.973273" calcext:value-type="float">
            <text:p>1516790.973273</text:p>
          </table:table-cell>
          <table:table-cell office:value-type="float" office:value="1516696.800854" calcext:value-type="float">
            <text:p>1516696.8008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6756.888884" calcext:value-type="float">
            <text:p>1516756.888884</text:p>
          </table:table-cell>
          <table:table-cell office:value-type="float" office:value="1516692.438113" calcext:value-type="float">
            <text:p>1516692.438113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Header Format: Seconds + Sizepopulation +runs</text:p>
          </table:table-cell>
          <table:covered-table-cell table:number-columns-repeated="2" table:style-name="ce35"/>
          <table:table-cell table:style-name="ce9" table:number-columns-repeated="10"/>
          <table:table-cell table:number-columns-repeated="1010"/>
        </table:table-row>
        <table:table-row table:style-name="ro1">
          <table:table-cell table:style-name="ce3"/>
          <table:table-cell table:style-name="ce11" office:value-type="string" calcext:value-type="string">
            <text:p>86400_10_30</text:p>
          </table:table-cell>
          <table:table-cell table:style-name="ce11" office:value-type="string" calcext:value-type="string">
            <text:p>172800_10_30</text:p>
          </table:table-cell>
          <table:table-cell table:style-name="ce11" office:value-type="string" calcext:value-type="string">
            <text:p>345600_10_10</text:p>
          </table:table-cell>
          <table:table-cell table:style-name="ce11" office:value-type="string" calcext:value-type="string">
            <text:p>345600_20_10</text:p>
          </table:table-cell>
          <table:table-cell table:style-name="ce11" office:value-type="string" calcext:value-type="string">
            <text:p>691200_10_10</text:p>
          </table:table-cell>
          <table:table-cell table:style-name="ce11" office:value-type="string" calcext:value-type="string">
            <text:p>691200_30_10</text:p>
          </table:table-cell>
          <table:table-cell table:style-name="ce11" office:value-type="string" calcext:value-type="string">
            <text:p>1382400_10_10</text:p>
          </table:table-cell>
          <table:table-cell table:style-name="ce11" office:value-type="string" calcext:value-type="string">
            <text:p>1382400_30_10</text:p>
          </table:table-cell>
          <table:table-cell table:style-name="ce11" office:value-type="string" calcext:value-type="string">
            <text:p>1382400_50_10</text:p>
          </table:table-cell>
          <table:table-cell table:style-name="ce11" office:value-type="string" calcext:value-type="string">
            <text:p>1900800_10_10</text:p>
          </table:table-cell>
          <table:table-cell table:style-name="ce11" office:value-type="string" calcext:value-type="string">
            <text:p>1900800_30_10</text:p>
          </table:table-cell>
          <table:table-cell table:style-name="ce11" office:value-type="string" calcext:value-type="string">
            <text:p>1900800_50_10</text:p>
          </table:table-cell>
          <table:table-cell table:style-name="ce11" office:value-type="string" calcext:value-type="string">
            <text:p>2073600_50_1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4" table:number-rows-spanned="1">
            <text:p>THE BACKGORUND WITH RED COLOR IS THE LOWEST</text:p>
          </table:table-cell>
          <table:covered-table-cell table:number-columns-repeated="13" table:style-name="ce12"/>
          <table:table-cell table:number-columns-repeated="1010"/>
        </table:table-row>
        <table:table-row table:style-name="ro2">
          <table:table-cell table:style-name="ce3" office:value-type="string" calcext:value-type="string">
            <text:p>min score</text:p>
          </table:table-cell>
          <table:table-cell table:style-name="ce13" table:formula="of:=MIN([.B3:.B32])" office:value-type="float" office:value="1516615.377577" calcext:value-type="float">
            <text:p>1516615.377577</text:p>
          </table:table-cell>
          <table:table-cell table:style-name="ce13" table:formula="of:=MIN([.C3:.C32])" office:value-type="float" office:value="1516586.436846" calcext:value-type="float">
            <text:p>1516586.436846</text:p>
          </table:table-cell>
          <table:table-cell table:style-name="ce13" table:formula="of:=MIN([.D3:.D32])" office:value-type="float" office:value="1516595.326172" calcext:value-type="float">
            <text:p>1516595.326172</text:p>
          </table:table-cell>
          <table:table-cell table:style-name="ce13" table:formula="of:=MIN([.E3:.E32])" office:value-type="float" office:value="1516676.428422" calcext:value-type="float">
            <text:p>1516676.428422</text:p>
          </table:table-cell>
          <table:table-cell table:style-name="ce13" table:formula="of:=MIN([.F3:.F32])" office:value-type="float" office:value="1516611.868332" calcext:value-type="float">
            <text:p>1516611.868332</text:p>
          </table:table-cell>
          <table:table-cell table:style-name="ce13" table:formula="of:=MIN([.G3:.G32])" office:value-type="float" office:value="1516664.372492" calcext:value-type="float">
            <text:p>1516664.372492</text:p>
          </table:table-cell>
          <table:table-cell table:style-name="ce13" table:formula="of:=MIN([.H3:.H32])" office:value-type="float" office:value="1516922.91694" calcext:value-type="float">
            <text:p>1516922.91694</text:p>
          </table:table-cell>
          <table:table-cell table:style-name="ce13" table:formula="of:=MIN([.I3:.I32])" office:value-type="float" office:value="1516954.996579" calcext:value-type="float">
            <text:p>1516954.996579</text:p>
          </table:table-cell>
          <table:table-cell table:style-name="ce13" table:formula="of:=MIN([.J3:.J32])" office:value-type="float" office:value="1517011.683358" calcext:value-type="float">
            <text:p>1517011.683358</text:p>
          </table:table-cell>
          <table:table-cell table:style-name="ce13" table:formula="of:=MIN([.K3:.K32])" office:value-type="float" office:value="1517454.855934" calcext:value-type="float">
            <text:p>1517454.855934</text:p>
          </table:table-cell>
          <table:table-cell table:style-name="ce13" table:formula="of:=MIN([.L3:.L32])" office:value-type="float" office:value="1517581.412673" calcext:value-type="float">
            <text:p>1517581.412673</text:p>
          </table:table-cell>
          <table:table-cell table:style-name="ce13" table:formula="of:=MIN([.M3:.M32])" office:value-type="float" office:value="1517502.430866" calcext:value-type="float">
            <text:p>1517502.430866</text:p>
          </table:table-cell>
          <table:table-cell table:style-name="ce13" table:formula="of:=MIN([.N3:.N32])" office:value-type="float" office:value="1517502.430866" calcext:value-type="float">
            <text:p>1517502.43086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max score</text:p>
          </table:table-cell>
          <table:table-cell table:style-name="ce3" table:formula="of:=MAX([.B3:.B32])" office:value-type="float" office:value="1516838.451243" calcext:value-type="float">
            <text:p>1516838.451243</text:p>
          </table:table-cell>
          <table:table-cell table:style-name="ce3" table:formula="of:=MAX([.C3:.C32])" office:value-type="float" office:value="1516789.184344" calcext:value-type="float">
            <text:p>1516789.184344</text:p>
          </table:table-cell>
          <table:table-cell table:style-name="ce3" table:formula="of:=MAX([.D3:.D32])" office:value-type="float" office:value="1516778.563937" calcext:value-type="float">
            <text:p>1516778.563937</text:p>
          </table:table-cell>
          <table:table-cell table:style-name="ce3" table:formula="of:=MAX([.E3:.E32])" office:value-type="float" office:value="1516804.27758" calcext:value-type="float">
            <text:p>1516804.27758</text:p>
          </table:table-cell>
          <table:table-cell table:style-name="ce3" table:formula="of:=MAX([.F3:.F32])" office:value-type="float" office:value="1516753.933887" calcext:value-type="float">
            <text:p>1516753.933887</text:p>
          </table:table-cell>
          <table:table-cell table:style-name="ce3" table:formula="of:=MAX([.G3:.G32])" office:value-type="float" office:value="1516823.818801" calcext:value-type="float">
            <text:p>1516823.818801</text:p>
          </table:table-cell>
          <table:table-cell table:style-name="ce3" table:formula="of:=MAX([.H3:.H32])" office:value-type="float" office:value="1517053.880648" calcext:value-type="float">
            <text:p>1517053.880648</text:p>
          </table:table-cell>
          <table:table-cell table:style-name="ce3" table:formula="of:=MAX([.I3:.I32])" office:value-type="float" office:value="1517130.353285" calcext:value-type="float">
            <text:p>1517130.353285</text:p>
          </table:table-cell>
          <table:table-cell table:style-name="ce3" table:formula="of:=MAX([.J3:.J32])" office:value-type="float" office:value="1517163.819063" calcext:value-type="float">
            <text:p>1517163.819063</text:p>
          </table:table-cell>
          <table:table-cell table:style-name="ce3" table:formula="of:=MAX([.K3:.K32])" office:value-type="float" office:value="1517638.268662" calcext:value-type="float">
            <text:p>1517638.268662</text:p>
          </table:table-cell>
          <table:table-cell table:style-name="ce3" table:formula="of:=MAX([.L3:.L32])" office:value-type="float" office:value="1517753.900758" calcext:value-type="float">
            <text:p>1517753.900758</text:p>
          </table:table-cell>
          <table:table-cell table:style-name="ce3" table:formula="of:=MAX([.M3:.M32])" office:value-type="float" office:value="1517791.481223" calcext:value-type="float">
            <text:p>1517791.481223</text:p>
          </table:table-cell>
          <table:table-cell table:style-name="ce3" table:formula="of:=MAX([.N3:.N32])" office:value-type="float" office:value="1517791.481223" calcext:value-type="float">
            <text:p>1517791.48122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3:.B32])" office:value-type="float" office:value="1516724.91799577" calcext:value-type="float">
            <text:p>1516724.91799577</text:p>
          </table:table-cell>
          <table:table-cell table:style-name="ce3" table:formula="of:=AVERAGE([.C3:.C32])" office:value-type="float" office:value="1516699.0861981" calcext:value-type="float">
            <text:p>1516699.0861981</text:p>
          </table:table-cell>
          <table:table-cell table:style-name="ce3" table:formula="of:=AVERAGE([.D3:.D32])" office:value-type="float" office:value="1516666.8184143" calcext:value-type="float">
            <text:p>1516666.8184143</text:p>
          </table:table-cell>
          <table:table-cell table:style-name="ce3" table:formula="of:=AVERAGE([.E3:.E32])" office:value-type="float" office:value="1516734.2085031" calcext:value-type="float">
            <text:p>1516734.2085031</text:p>
          </table:table-cell>
          <table:table-cell table:style-name="ce3" table:formula="of:=AVERAGE([.F3:.F32])" office:value-type="float" office:value="1516697.4003184" calcext:value-type="float">
            <text:p>1516697.4003184</text:p>
          </table:table-cell>
          <table:table-cell table:style-name="ce3" table:formula="of:=AVERAGE([.G3:.G32])" office:value-type="float" office:value="1516731.2947506" calcext:value-type="float">
            <text:p>1516731.2947506</text:p>
          </table:table-cell>
          <table:table-cell table:style-name="ce3" table:formula="of:=AVERAGE([.H3:.H32])" office:value-type="float" office:value="1516992.5475371" calcext:value-type="float">
            <text:p>1516992.5475371</text:p>
          </table:table-cell>
          <table:table-cell table:style-name="ce3" table:formula="of:=AVERAGE([.I3:.I32])" office:value-type="float" office:value="1517030.0621075" calcext:value-type="float">
            <text:p>1517030.0621075</text:p>
          </table:table-cell>
          <table:table-cell table:style-name="ce3" table:formula="of:=AVERAGE([.J3:.J32])" office:value-type="float" office:value="1517067.414106" calcext:value-type="float">
            <text:p>1517067.414106</text:p>
          </table:table-cell>
          <table:table-cell table:style-name="ce3" table:formula="of:=AVERAGE([.K3:.K32])" office:value-type="float" office:value="1517542.7028113" calcext:value-type="float">
            <text:p>1517542.7028113</text:p>
          </table:table-cell>
          <table:table-cell table:style-name="ce3" table:formula="of:=AVERAGE([.L3:.L32])" office:value-type="float" office:value="1517633.2360366" calcext:value-type="float">
            <text:p>1517633.2360366</text:p>
          </table:table-cell>
          <table:table-cell table:style-name="ce3" table:formula="of:=AVERAGE([.M3:.M32])" office:value-type="float" office:value="1517641.5051565" calcext:value-type="float">
            <text:p>1517641.5051565</text:p>
          </table:table-cell>
          <table:table-cell table:style-name="ce3" table:formula="of:=AVERAGE([.N3:.N32])" office:value-type="float" office:value="1517641.5051565" calcext:value-type="float">
            <text:p>1517641.5051565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TD</text:p>
          </table:table-cell>
          <table:table-cell table:style-name="ce14" table:formula="of:=STDEV([.B3:.B32])" office:value-type="float" office:value="56.6533342796764" calcext:value-type="float">
            <text:p>56.6533342796764</text:p>
          </table:table-cell>
          <table:table-cell table:style-name="ce14" table:formula="of:=STDEV([.C3:.C32])" office:value-type="float" office:value="49.9276599424151" calcext:value-type="float">
            <text:p>49.9276599424151</text:p>
          </table:table-cell>
          <table:table-cell table:style-name="ce14" table:formula="of:=STDEV([.D3:.D32])" office:value-type="float" office:value="46.6417870995542" calcext:value-type="float">
            <text:p>46.6417870995542</text:p>
          </table:table-cell>
          <table:table-cell table:style-name="ce14" table:formula="of:=STDEV([.E3:.E32])" office:value-type="float" office:value="35.3713276844484" calcext:value-type="float">
            <text:p>35.3713276844484</text:p>
          </table:table-cell>
          <table:table-cell table:style-name="ce14" table:formula="of:=STDEV([.F3:.F32])" office:value-type="float" office:value="42.9370258129941" calcext:value-type="float">
            <text:p>42.9370258129941</text:p>
          </table:table-cell>
          <table:table-cell table:style-name="ce14" table:formula="of:=STDEV([.G3:.G32])" office:value-type="float" office:value="54.2290608005933" calcext:value-type="float">
            <text:p>54.2290608005933</text:p>
          </table:table-cell>
          <table:table-cell table:style-name="ce14" table:formula="of:=STDEV([.H3:.H32])" office:value-type="float" office:value="45.3173355552021" calcext:value-type="float">
            <text:p>45.3173355552021</text:p>
          </table:table-cell>
          <table:table-cell table:style-name="ce14" table:formula="of:=STDEV([.I3:.I32])" office:value-type="float" office:value="60.9218793980839" calcext:value-type="float">
            <text:p>60.9218793980839</text:p>
          </table:table-cell>
          <table:table-cell table:style-name="ce14" table:formula="of:=STDEV([.J3:.J32])" office:value-type="float" office:value="44.1142389840315" calcext:value-type="float">
            <text:p>44.1142389840315</text:p>
          </table:table-cell>
          <table:table-cell table:style-name="ce14" table:formula="of:=STDEV([.K3:.K32])" office:value-type="float" office:value="50.406208561957" calcext:value-type="float">
            <text:p>50.406208561957</text:p>
          </table:table-cell>
          <table:table-cell table:style-name="ce14" table:formula="of:=STDEV([.L3:.L32])" office:value-type="float" office:value="47.8978012956114" calcext:value-type="float">
            <text:p>47.8978012956114</text:p>
          </table:table-cell>
          <table:table-cell table:style-name="ce14" table:formula="of:=STDEV([.M3:.M32])" office:value-type="float" office:value="98.2648789543481" calcext:value-type="float">
            <text:p>98.2648789543481</text:p>
          </table:table-cell>
          <table:table-cell table:style-name="ce14" table:formula="of:=STDEV([.N3:.N32])" office:value-type="float" office:value="98.2648789543481" calcext:value-type="float">
            <text:p>98.2648789543481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4" table:number-rows-spanned="1">
            <text:p>Configurations Used</text:p>
          </table:table-cell>
          <table:covered-table-cell table:number-columns-repeated="3" table:style-name="ce15"/>
          <table:table-cell table:number-columns-repeated="1020"/>
        </table:table-row>
        <table:table-row table:style-name="ro1">
          <table:table-cell table:style-name="ce7" office:value-type="string" calcext:value-type="string">
            <text:p>Days</text:p>
          </table:table-cell>
          <table:table-cell table:style-name="ce7" office:value-type="string" calcext:value-type="string">
            <text:p>Seconds</text:p>
          </table:table-cell>
          <table:table-cell table:style-name="ce7" office:value-type="string" calcext:value-type="string">
            <text:p>Size-Population</text:p>
          </table:table-cell>
          <table:table-cell table:style-name="ce7" office:value-type="string" calcext:value-type="string">
            <text:p>Runs</text:p>
          </table:table-cell>
          <table:table-cell table:style-name="ce17" office:value-type="string" calcext:value-type="string">
            <text:p>Current Generation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34" office:value-type="float" office:value="86400" calcext:value-type="float">
            <text:p>864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rminado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float" office:value="172800" calcext:value-type="float">
            <text:p>172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Terminado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float" office:value="345600" calcext:value-type="float">
            <text:p>345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erminado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float" office:value="345600" calcext:value-type="float">
            <text:p>3456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rminado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office:value-type="float" office:value="691200" calcext:value-type="float">
            <text:p>691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office:value-type="float" office:value="691200" calcext:value-type="float">
            <text:p>6912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float" office:value="1382400" calcext:value-type="float">
            <text:p>1382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float" office:value="1382400" calcext:value-type="float">
            <text:p>13824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float" office:value="1382400" calcext:value-type="float">
            <text:p>13824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float" office:value="1900800" calcext:value-type="float">
            <text:p>1900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float" office:value="1900800" calcext:value-type="float">
            <text:p>19008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float" office:value="1900800" calcext:value-type="float">
            <text:p>19008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float" office:value="2073600" calcext:value-type="float">
            <text:p>20736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VE_TYPE=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_TRIALS=25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 table:number-rows-repeated="30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0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1010"/>
        </table:table-row>
        <table:table-row table:style-name="ro1" table:number-rows-repeated="9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2"/>
          <table:table-cell office:value-type="float" office:value="2073600" calcext:value-type="float">
            <text:p>2073600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10"/>
          <table:table-cell table:style-name="Default"/>
          <table:table-cell table:number-columns-repeated="1011"/>
        </table:table-row>
        <table:table-row table:style-name="ro1" table:number-rows-repeated="9">
          <table:table-cell table:style-name="Default" table:number-columns-repeated="9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style-name="Default" table:number-columns-repeated="2"/>
          <table:table-cell table:number-columns-repeated="1022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 table:number-rows-repeated="30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30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">
          <table:table-cell table:style-name="Default" table:number-columns-repeated="4"/>
          <table:table-cell table:number-columns-repeated="1020"/>
        </table:table-row>
        <table:table-row table:style-name="ro1" table:number-rows-repeated="2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1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ANTA.B36:SANTA.N36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TSP" table:style-name="ta1">
        <table:table-column table:style-name="co1" table:number-columns-repeated="14" table:default-cell-style-name="ce2"/>
        <table:table-column table:style-name="co2" table:number-columns-repeated="1010" table:default-cell-style-name="ce2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86400_10_30</text:p>
          </table:table-cell>
          <table:table-cell table:style-name="ce1" office:value-type="string" calcext:value-type="string">
            <text:p>172800_10_30</text:p>
          </table:table-cell>
          <table:table-cell table:style-name="ce1" office:value-type="string" calcext:value-type="string">
            <text:p>345600_10_10</text:p>
          </table:table-cell>
          <table:table-cell table:style-name="ce1" office:value-type="string" calcext:value-type="string">
            <text:p>345600_20_10</text:p>
          </table:table-cell>
          <table:table-cell table:style-name="ce1" office:value-type="string" calcext:value-type="string">
            <text:p>691200_10_10</text:p>
          </table:table-cell>
          <table:table-cell table:style-name="ce1" office:value-type="string" calcext:value-type="string">
            <text:p>691200_30_10</text:p>
          </table:table-cell>
          <table:table-cell table:style-name="ce1" office:value-type="string" calcext:value-type="string">
            <text:p>1382400_10_10</text:p>
          </table:table-cell>
          <table:table-cell table:style-name="ce1" office:value-type="string" calcext:value-type="string">
            <text:p>1382400_30_10</text:p>
          </table:table-cell>
          <table:table-cell table:style-name="ce1" office:value-type="string" calcext:value-type="string">
            <text:p>1382400_50_10</text:p>
          </table:table-cell>
          <table:table-cell table:style-name="ce1" office:value-type="string" calcext:value-type="string">
            <text:p>1900800_10_10</text:p>
          </table:table-cell>
          <table:table-cell table:style-name="ce1" office:value-type="string" calcext:value-type="string">
            <text:p>1900800_30_10</text:p>
          </table:table-cell>
          <table:table-cell table:style-name="ce1" office:value-type="string" calcext:value-type="string">
            <text:p>1900800_50_10</text:p>
          </table:table-cell>
          <table:table-cell table:style-name="ce1" office:value-type="string" calcext:value-type="string">
            <text:p>2073600_50_10</text:p>
          </table:table-cell>
          <table:table-cell table:style-name="ce1" table:number-columns-repeated="1010"/>
        </table:table-row>
        <table:table-row table:style-name="ro1">
          <table:table-cell/>
          <table:table-cell table:style-name="Default" office:value-type="float" office:value="1503037.478594" calcext:value-type="float">
            <text:p>1503037.478594</text:p>
          </table:table-cell>
          <table:table-cell table:style-name="Default" office:value-type="float" office:value="1503019.405842" calcext:value-type="float">
            <text:p>1503019.405842</text:p>
          </table:table-cell>
          <table:table-cell table:style-name="Default" office:value-type="float" office:value="1502983.995541" calcext:value-type="float">
            <text:p>1502983.995541</text:p>
          </table:table-cell>
          <table:table-cell table:style-name="Default" office:value-type="float" office:value="1503038.092019" calcext:value-type="float">
            <text:p>1503038.092019</text:p>
          </table:table-cell>
          <table:table-cell table:style-name="Default" office:value-type="float" office:value="1503054.732975" calcext:value-type="float">
            <text:p>1503054.732975</text:p>
          </table:table-cell>
          <table:table-cell table:style-name="Default" office:value-type="float" office:value="1503061.996079" calcext:value-type="float">
            <text:p>1503061.996079</text:p>
          </table:table-cell>
          <table:table-cell table:style-name="Default" office:value-type="float" office:value="1503348.672977" calcext:value-type="float">
            <text:p>1503348.672977</text:p>
          </table:table-cell>
          <table:table-cell table:style-name="Default" office:value-type="float" office:value="1503291.221793" calcext:value-type="float">
            <text:p>1503291.221793</text:p>
          </table:table-cell>
          <table:table-cell table:style-name="Default" office:value-type="float" office:value="1503406.073234" calcext:value-type="float">
            <text:p>1503406.073234</text:p>
          </table:table-cell>
          <table:table-cell table:style-name="Default" office:value-type="float" office:value="1503831.134586" calcext:value-type="float">
            <text:p>1503831.134586</text:p>
          </table:table-cell>
          <table:table-cell table:style-name="Default" office:value-type="float" office:value="1503951.017139" calcext:value-type="float">
            <text:p>1503951.017139</text:p>
          </table:table-cell>
          <table:table-cell table:number-columns-repeated="2" table:style-name="Default" office:value-type="float" office:value="1504078.398868" calcext:value-type="float">
            <text:p>1504078.398868</text:p>
          </table:table-cell>
          <table:table-cell table:number-columns-repeated="1010"/>
        </table:table-row>
        <table:table-row table:style-name="ro1">
          <table:table-cell/>
          <table:table-cell table:style-name="Default" office:value-type="float" office:value="1503069.264884" calcext:value-type="float">
            <text:p>1503069.264884</text:p>
          </table:table-cell>
          <table:table-cell table:style-name="Default" office:value-type="float" office:value="1503029.683951" calcext:value-type="float">
            <text:p>1503029.683951</text:p>
          </table:table-cell>
          <table:table-cell table:style-name="Default" office:value-type="float" office:value="1503075.297023" calcext:value-type="float">
            <text:p>1503075.297023</text:p>
          </table:table-cell>
          <table:table-cell table:style-name="Default" office:value-type="float" office:value="1503075.771889" calcext:value-type="float">
            <text:p>1503075.771889</text:p>
          </table:table-cell>
          <table:table-cell table:style-name="Default" office:value-type="float" office:value="1503002.645379" calcext:value-type="float">
            <text:p>1503002.645379</text:p>
          </table:table-cell>
          <table:table-cell table:style-name="Default" office:value-type="float" office:value="1503092.301316" calcext:value-type="float">
            <text:p>1503092.301316</text:p>
          </table:table-cell>
          <table:table-cell table:style-name="Default" office:value-type="float" office:value="1503297.521433" calcext:value-type="float">
            <text:p>1503297.521433</text:p>
          </table:table-cell>
          <table:table-cell table:style-name="Default" office:value-type="float" office:value="1503356.575899" calcext:value-type="float">
            <text:p>1503356.575899</text:p>
          </table:table-cell>
          <table:table-cell table:style-name="Default" office:value-type="float" office:value="1503405.660906" calcext:value-type="float">
            <text:p>1503405.660906</text:p>
          </table:table-cell>
          <table:table-cell table:style-name="Default" office:value-type="float" office:value="1503877.594622" calcext:value-type="float">
            <text:p>1503877.594622</text:p>
          </table:table-cell>
          <table:table-cell table:style-name="Default" office:value-type="float" office:value="1503934.567272" calcext:value-type="float">
            <text:p>1503934.567272</text:p>
          </table:table-cell>
          <table:table-cell table:number-columns-repeated="2" table:style-name="Default" office:value-type="float" office:value="1503909.968882" calcext:value-type="float">
            <text:p>1503909.968882</text:p>
          </table:table-cell>
          <table:table-cell table:number-columns-repeated="1010"/>
        </table:table-row>
        <table:table-row table:style-name="ro1">
          <table:table-cell/>
          <table:table-cell table:style-name="Default" office:value-type="float" office:value="1503055.444289" calcext:value-type="float">
            <text:p>1503055.444289</text:p>
          </table:table-cell>
          <table:table-cell table:style-name="Default" office:value-type="float" office:value="1503070.820264" calcext:value-type="float">
            <text:p>1503070.820264</text:p>
          </table:table-cell>
          <table:table-cell table:style-name="Default" office:value-type="float" office:value="1502964.995879" calcext:value-type="float">
            <text:p>1502964.995879</text:p>
          </table:table-cell>
          <table:table-cell table:style-name="Default" office:value-type="float" office:value="1503013.280172" calcext:value-type="float">
            <text:p>1503013.280172</text:p>
          </table:table-cell>
          <table:table-cell table:style-name="Default" office:value-type="float" office:value="1502978.690541" calcext:value-type="float">
            <text:p>1502978.690541</text:p>
          </table:table-cell>
          <table:table-cell table:style-name="Default" office:value-type="float" office:value="1503107.359531" calcext:value-type="float">
            <text:p>1503107.359531</text:p>
          </table:table-cell>
          <table:table-cell table:style-name="Default" office:value-type="float" office:value="1503327.214513" calcext:value-type="float">
            <text:p>1503327.214513</text:p>
          </table:table-cell>
          <table:table-cell table:style-name="Default" office:value-type="float" office:value="1503318.1807" calcext:value-type="float">
            <text:p>1503318.1807</text:p>
          </table:table-cell>
          <table:table-cell table:style-name="Default" office:value-type="float" office:value="1503406.533029" calcext:value-type="float">
            <text:p>1503406.533029</text:p>
          </table:table-cell>
          <table:table-cell table:style-name="Default" office:value-type="float" office:value="1503867.31841" calcext:value-type="float">
            <text:p>1503867.31841</text:p>
          </table:table-cell>
          <table:table-cell table:style-name="Default" office:value-type="float" office:value="1503926.064848" calcext:value-type="float">
            <text:p>1503926.064848</text:p>
          </table:table-cell>
          <table:table-cell table:number-columns-repeated="2" table:style-name="Default" office:value-type="float" office:value="1504042.820011" calcext:value-type="float">
            <text:p>1504042.820011</text:p>
          </table:table-cell>
          <table:table-cell table:number-columns-repeated="1010"/>
        </table:table-row>
        <table:table-row table:style-name="ro1">
          <table:table-cell/>
          <table:table-cell table:style-name="Default" office:value-type="float" office:value="1503097.940835" calcext:value-type="float">
            <text:p>1503097.940835</text:p>
          </table:table-cell>
          <table:table-cell table:style-name="Default" office:value-type="float" office:value="1503030.115465" calcext:value-type="float">
            <text:p>1503030.115465</text:p>
          </table:table-cell>
          <table:table-cell table:style-name="Default" office:value-type="float" office:value="1502992.03624" calcext:value-type="float">
            <text:p>1502992.03624</text:p>
          </table:table-cell>
          <table:table-cell table:style-name="Default" office:value-type="float" office:value="1502993.425474" calcext:value-type="float">
            <text:p>1502993.425474</text:p>
          </table:table-cell>
          <table:table-cell table:style-name="Default" office:value-type="float" office:value="1503042.859592" calcext:value-type="float">
            <text:p>1503042.859592</text:p>
          </table:table-cell>
          <table:table-cell table:style-name="Default" office:value-type="float" office:value="1503070.943691" calcext:value-type="float">
            <text:p>1503070.943691</text:p>
          </table:table-cell>
          <table:table-cell table:style-name="Default" office:value-type="float" office:value="1503338.602902" calcext:value-type="float">
            <text:p>1503338.602902</text:p>
          </table:table-cell>
          <table:table-cell table:style-name="Default" office:value-type="float" office:value="1503327.828478" calcext:value-type="float">
            <text:p>1503327.828478</text:p>
          </table:table-cell>
          <table:table-cell table:style-name="Default" office:value-type="float" office:value="1503311.267717" calcext:value-type="float">
            <text:p>1503311.267717</text:p>
          </table:table-cell>
          <table:table-cell table:style-name="Default" office:value-type="float" office:value="1503865.060038" calcext:value-type="float">
            <text:p>1503865.060038</text:p>
          </table:table-cell>
          <table:table-cell table:style-name="Default" office:value-type="float" office:value="1503941.179119" calcext:value-type="float">
            <text:p>1503941.179119</text:p>
          </table:table-cell>
          <table:table-cell table:number-columns-repeated="2" table:style-name="Default" office:value-type="float" office:value="1503935.395907" calcext:value-type="float">
            <text:p>1503935.395907</text:p>
          </table:table-cell>
          <table:table-cell table:number-columns-repeated="1010"/>
        </table:table-row>
        <table:table-row table:style-name="ro1">
          <table:table-cell/>
          <table:table-cell table:style-name="Default" office:value-type="float" office:value="1503087.99126" calcext:value-type="float">
            <text:p>1503087.99126</text:p>
          </table:table-cell>
          <table:table-cell table:style-name="Default" office:value-type="float" office:value="1503004.639492" calcext:value-type="float">
            <text:p>1503004.639492</text:p>
          </table:table-cell>
          <table:table-cell table:style-name="Default" office:value-type="float" office:value="1502992.230254" calcext:value-type="float">
            <text:p>1502992.230254</text:p>
          </table:table-cell>
          <table:table-cell table:style-name="Default" office:value-type="float" office:value="1503081.523073" calcext:value-type="float">
            <text:p>1503081.523073</text:p>
          </table:table-cell>
          <table:table-cell table:style-name="Default" office:value-type="float" office:value="1503018.895224" calcext:value-type="float">
            <text:p>1503018.895224</text:p>
          </table:table-cell>
          <table:table-cell table:style-name="Default" office:value-type="float" office:value="1503088.482471" calcext:value-type="float">
            <text:p>1503088.482471</text:p>
          </table:table-cell>
          <table:table-cell table:style-name="Default" office:value-type="float" office:value="1503364.589338" calcext:value-type="float">
            <text:p>1503364.589338</text:p>
          </table:table-cell>
          <table:table-cell table:style-name="Default" office:value-type="float" office:value="1503326.711139" calcext:value-type="float">
            <text:p>1503326.711139</text:p>
          </table:table-cell>
          <table:table-cell table:style-name="Default" office:value-type="float" office:value="1503406.31615" calcext:value-type="float">
            <text:p>1503406.31615</text:p>
          </table:table-cell>
          <table:table-cell table:style-name="Default" office:value-type="float" office:value="1503894.409073" calcext:value-type="float">
            <text:p>1503894.409073</text:p>
          </table:table-cell>
          <table:table-cell table:style-name="Default" office:value-type="float" office:value="1503952.761736" calcext:value-type="float">
            <text:p>1503952.761736</text:p>
          </table:table-cell>
          <table:table-cell table:number-columns-repeated="2" table:style-name="Default" office:value-type="float" office:value="1503936.80679" calcext:value-type="float">
            <text:p>1503936.80679</text:p>
          </table:table-cell>
          <table:table-cell table:number-columns-repeated="1010"/>
        </table:table-row>
        <table:table-row table:style-name="ro1">
          <table:table-cell/>
          <table:table-cell table:style-name="Default" office:value-type="float" office:value="1503042.867152" calcext:value-type="float">
            <text:p>1503042.867152</text:p>
          </table:table-cell>
          <table:table-cell table:style-name="Default" office:value-type="float" office:value="1503029.051308" calcext:value-type="float">
            <text:p>1503029.051308</text:p>
          </table:table-cell>
          <table:table-cell table:style-name="Default" office:value-type="float" office:value="1502993.531371" calcext:value-type="float">
            <text:p>1502993.531371</text:p>
          </table:table-cell>
          <table:table-cell table:style-name="Default" office:value-type="float" office:value="1503082.919285" calcext:value-type="float">
            <text:p>1503082.919285</text:p>
          </table:table-cell>
          <table:table-cell table:style-name="Default" office:value-type="float" office:value="1503004.936688" calcext:value-type="float">
            <text:p>1503004.936688</text:p>
          </table:table-cell>
          <table:table-cell table:style-name="Default" office:value-type="float" office:value="1503024.329226" calcext:value-type="float">
            <text:p>1503024.329226</text:p>
          </table:table-cell>
          <table:table-cell table:style-name="Default" office:value-type="float" office:value="1503327.691842" calcext:value-type="float">
            <text:p>1503327.691842</text:p>
          </table:table-cell>
          <table:table-cell table:style-name="Default" office:value-type="float" office:value="1503334.526142" calcext:value-type="float">
            <text:p>1503334.526142</text:p>
          </table:table-cell>
          <table:table-cell table:style-name="Default" office:value-type="float" office:value="1503415.089585" calcext:value-type="float">
            <text:p>1503415.089585</text:p>
          </table:table-cell>
          <table:table-cell table:style-name="Default" office:value-type="float" office:value="1503825.037732" calcext:value-type="float">
            <text:p>1503825.037732</text:p>
          </table:table-cell>
          <table:table-cell table:style-name="Default" office:value-type="float" office:value="1503934.790358" calcext:value-type="float">
            <text:p>1503934.790358</text:p>
          </table:table-cell>
          <table:table-cell table:number-columns-repeated="2" table:style-name="Default" office:value-type="float" office:value="1503900.557809" calcext:value-type="float">
            <text:p>1503900.557809</text:p>
          </table:table-cell>
          <table:table-cell table:number-columns-repeated="1010"/>
        </table:table-row>
        <table:table-row table:style-name="ro1">
          <table:table-cell/>
          <table:table-cell table:style-name="Default" office:value-type="float" office:value="1503073.5843" calcext:value-type="float">
            <text:p>1503073.5843</text:p>
          </table:table-cell>
          <table:table-cell table:style-name="Default" office:value-type="float" office:value="1503028.062345" calcext:value-type="float">
            <text:p>1503028.062345</text:p>
          </table:table-cell>
          <table:table-cell table:style-name="Default" office:value-type="float" office:value="1502978.959575" calcext:value-type="float">
            <text:p>1502978.959575</text:p>
          </table:table-cell>
          <table:table-cell table:style-name="Default" office:value-type="float" office:value="1503017.298798" calcext:value-type="float">
            <text:p>1503017.298798</text:p>
          </table:table-cell>
          <table:table-cell table:style-name="Default" office:value-type="float" office:value="1503029.361717" calcext:value-type="float">
            <text:p>1503029.361717</text:p>
          </table:table-cell>
          <table:table-cell table:style-name="Default" office:value-type="float" office:value="1503080.892943" calcext:value-type="float">
            <text:p>1503080.892943</text:p>
          </table:table-cell>
          <table:table-cell table:style-name="Default" office:value-type="float" office:value="1503299.542577" calcext:value-type="float">
            <text:p>1503299.542577</text:p>
          </table:table-cell>
          <table:table-cell table:style-name="Default" office:value-type="float" office:value="1503310.05628" calcext:value-type="float">
            <text:p>1503310.05628</text:p>
          </table:table-cell>
          <table:table-cell table:style-name="Default" office:value-type="float" office:value="1503413.990494" calcext:value-type="float">
            <text:p>1503413.990494</text:p>
          </table:table-cell>
          <table:table-cell table:style-name="Default" office:value-type="float" office:value="1503903.885176" calcext:value-type="float">
            <text:p>1503903.885176</text:p>
          </table:table-cell>
          <table:table-cell table:style-name="Default" office:value-type="float" office:value="1503932.815441" calcext:value-type="float">
            <text:p>1503932.815441</text:p>
          </table:table-cell>
          <table:table-cell table:number-columns-repeated="2" table:style-name="Default" office:value-type="float" office:value="1503980.539523" calcext:value-type="float">
            <text:p>1503980.539523</text:p>
          </table:table-cell>
          <table:table-cell table:number-columns-repeated="1010"/>
        </table:table-row>
        <table:table-row table:style-name="ro1">
          <table:table-cell/>
          <table:table-cell table:style-name="Default" office:value-type="float" office:value="1503064.680122" calcext:value-type="float">
            <text:p>1503064.680122</text:p>
          </table:table-cell>
          <table:table-cell table:style-name="Default" office:value-type="float" office:value="1502975.418713" calcext:value-type="float">
            <text:p>1502975.418713</text:p>
          </table:table-cell>
          <table:table-cell table:style-name="Default" office:value-type="float" office:value="1503026.082518" calcext:value-type="float">
            <text:p>1503026.082518</text:p>
          </table:table-cell>
          <table:table-cell table:style-name="Default" office:value-type="float" office:value="1503030.880352" calcext:value-type="float">
            <text:p>1503030.880352</text:p>
          </table:table-cell>
          <table:table-cell table:style-name="Default" office:value-type="float" office:value="1503019.33014" calcext:value-type="float">
            <text:p>1503019.33014</text:p>
          </table:table-cell>
          <table:table-cell table:style-name="Default" office:value-type="float" office:value="1503078.529482" calcext:value-type="float">
            <text:p>1503078.529482</text:p>
          </table:table-cell>
          <table:table-cell table:style-name="Default" office:value-type="float" office:value="1503343.642115" calcext:value-type="float">
            <text:p>1503343.642115</text:p>
          </table:table-cell>
          <table:table-cell table:style-name="Default" office:value-type="float" office:value="1503429.87126" calcext:value-type="float">
            <text:p>1503429.87126</text:p>
          </table:table-cell>
          <table:table-cell table:style-name="Default" office:value-type="float" office:value="1503395.467204" calcext:value-type="float">
            <text:p>1503395.467204</text:p>
          </table:table-cell>
          <table:table-cell table:style-name="Default" office:value-type="float" office:value="1503824.481285" calcext:value-type="float">
            <text:p>1503824.481285</text:p>
          </table:table-cell>
          <table:table-cell table:style-name="Default" office:value-type="float" office:value="1503942.202114" calcext:value-type="float">
            <text:p>1503942.202114</text:p>
          </table:table-cell>
          <table:table-cell table:number-columns-repeated="2" table:style-name="Default" office:value-type="float" office:value="1504081.257281" calcext:value-type="float">
            <text:p>1504081.257281</text:p>
          </table:table-cell>
          <table:table-cell table:number-columns-repeated="1010"/>
        </table:table-row>
        <table:table-row table:style-name="ro1">
          <table:table-cell/>
          <table:table-cell table:style-name="Default" office:value-type="float" office:value="1503038.258804" calcext:value-type="float">
            <text:p>1503038.258804</text:p>
          </table:table-cell>
          <table:table-cell table:style-name="Default" office:value-type="float" office:value="1503033.710264" calcext:value-type="float">
            <text:p>1503033.710264</text:p>
          </table:table-cell>
          <table:table-cell office:value-type="float" office:value="1502993.432233" calcext:value-type="float">
            <text:p>1502993.432233</text:p>
          </table:table-cell>
          <table:table-cell office:value-type="float" office:value="1503017.037453" calcext:value-type="float">
            <text:p>1503017.037453</text:p>
          </table:table-cell>
          <table:table-cell office:value-type="float" office:value="1503038.416074" calcext:value-type="float">
            <text:p>1503038.416074</text:p>
          </table:table-cell>
          <table:table-cell office:value-type="float" office:value="1502996.680135" calcext:value-type="float">
            <text:p>1502996.680135</text:p>
          </table:table-cell>
          <table:table-cell office:value-type="float" office:value="1503286.895073" calcext:value-type="float">
            <text:p>1503286.895073</text:p>
          </table:table-cell>
          <table:table-cell office:value-type="float" office:value="1503437.106815" calcext:value-type="float">
            <text:p>1503437.106815</text:p>
          </table:table-cell>
          <table:table-cell office:value-type="float" office:value="1503406.371529" calcext:value-type="float">
            <text:p>1503406.371529</text:p>
          </table:table-cell>
          <table:table-cell office:value-type="float" office:value="1503881.914367" calcext:value-type="float">
            <text:p>1503881.914367</text:p>
          </table:table-cell>
          <table:table-cell office:value-type="float" office:value="1503951.402475" calcext:value-type="float">
            <text:p>1503951.402475</text:p>
          </table:table-cell>
          <table:table-cell table:number-columns-repeated="2" office:value-type="float" office:value="1504014.719483" calcext:value-type="float">
            <text:p>1504014.719483</text:p>
          </table:table-cell>
          <table:table-cell table:number-columns-repeated="1010"/>
        </table:table-row>
        <table:table-row table:style-name="ro1">
          <table:table-cell/>
          <table:table-cell table:style-name="Default" office:value-type="float" office:value="1503093.599" calcext:value-type="float">
            <text:p>1503093.599</text:p>
          </table:table-cell>
          <table:table-cell table:style-name="Default" office:value-type="float" office:value="1503019.065393" calcext:value-type="float">
            <text:p>1503019.065393</text:p>
          </table:table-cell>
          <table:table-cell table:style-name="Default" office:value-type="float" office:value="1502951.814903" calcext:value-type="float">
            <text:p>1502951.814903</text:p>
          </table:table-cell>
          <table:table-cell table:style-name="Default" office:value-type="float" office:value="1503081.738707" calcext:value-type="float">
            <text:p>1503081.738707</text:p>
          </table:table-cell>
          <table:table-cell table:style-name="Default" office:value-type="float" office:value="1503015.293166" calcext:value-type="float">
            <text:p>1503015.293166</text:p>
          </table:table-cell>
          <table:table-cell table:style-name="Default" office:value-type="float" office:value="1503085.101162" calcext:value-type="float">
            <text:p>1503085.101162</text:p>
          </table:table-cell>
          <table:table-cell table:style-name="Default" office:value-type="float" office:value="1503284.447845" calcext:value-type="float">
            <text:p>1503284.447845</text:p>
          </table:table-cell>
          <table:table-cell table:style-name="Default" office:value-type="float" office:value="1503319.786993" calcext:value-type="float">
            <text:p>1503319.786993</text:p>
          </table:table-cell>
          <table:table-cell table:style-name="Default" office:value-type="float" office:value="1503413.086378" calcext:value-type="float">
            <text:p>1503413.086378</text:p>
          </table:table-cell>
          <table:table-cell table:style-name="Default" office:value-type="float" office:value="1503854.038916" calcext:value-type="float">
            <text:p>1503854.038916</text:p>
          </table:table-cell>
          <table:table-cell table:style-name="Default" office:value-type="float" office:value="1504014.973635" calcext:value-type="float">
            <text:p>1504014.973635</text:p>
          </table:table-cell>
          <table:table-cell table:style-name="Default" office:value-type="float" office:value="1504078.230193" calcext:value-type="float">
            <text:p>1504078.230193</text:p>
          </table:table-cell>
          <table:table-cell office:value-type="float" office:value="1504078.230193" calcext:value-type="float">
            <text:p>1504078.230193</text:p>
          </table:table-cell>
          <table:table-cell table:number-columns-repeated="1010"/>
        </table:table-row>
        <table:table-row table:style-name="ro1">
          <table:table-cell/>
          <table:table-cell table:style-name="Default" office:value-type="float" office:value="1503028.873237" calcext:value-type="float">
            <text:p>1503028.873237</text:p>
          </table:table-cell>
          <table:table-cell table:style-name="Default" office:value-type="float" office:value="1503022.986344" calcext:value-type="float">
            <text:p>1503022.986344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90.352103" calcext:value-type="float">
            <text:p>1503090.352103</text:p>
          </table:table-cell>
          <table:table-cell table:style-name="Default" office:value-type="float" office:value="1503057.783891" calcext:value-type="float">
            <text:p>1503057.783891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57.340391" calcext:value-type="float">
            <text:p>1503057.340391</text:p>
          </table:table-cell>
          <table:table-cell table:style-name="Default" office:value-type="float" office:value="1503022.794719" calcext:value-type="float">
            <text:p>1503022.794719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28.960736" calcext:value-type="float">
            <text:p>1503028.960736</text:p>
          </table:table-cell>
          <table:table-cell table:style-name="Default" office:value-type="float" office:value="1503046.92759" calcext:value-type="float">
            <text:p>1503046.92759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25.695613" calcext:value-type="float">
            <text:p>1503025.695613</text:p>
          </table:table-cell>
          <table:table-cell table:style-name="Default" office:value-type="float" office:value="1503011.119788" calcext:value-type="float">
            <text:p>1503011.119788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2999.202928" calcext:value-type="float">
            <text:p>1502999.202928</text:p>
          </table:table-cell>
          <table:table-cell table:style-name="Default" office:value-type="float" office:value="1503022.327298" calcext:value-type="float">
            <text:p>1503022.327298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06.962092" calcext:value-type="float">
            <text:p>1503006.962092</text:p>
          </table:table-cell>
          <table:table-cell table:style-name="Default" office:value-type="float" office:value="1502998.801678" calcext:value-type="float">
            <text:p>1502998.801678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20.987631" calcext:value-type="float">
            <text:p>1503020.987631</text:p>
          </table:table-cell>
          <table:table-cell table:style-name="Default" office:value-type="float" office:value="1503014.318839" calcext:value-type="float">
            <text:p>1503014.318839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96.466692" calcext:value-type="float">
            <text:p>1503096.466692</text:p>
          </table:table-cell>
          <table:table-cell table:style-name="Default" office:value-type="float" office:value="1503027.207463" calcext:value-type="float">
            <text:p>1503027.207463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18.784462" calcext:value-type="float">
            <text:p>1503018.784462</text:p>
          </table:table-cell>
          <table:table-cell table:style-name="Default" office:value-type="float" office:value="1502996.350274" calcext:value-type="float">
            <text:p>1502996.350274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23.359449" calcext:value-type="float">
            <text:p>1503023.359449</text:p>
          </table:table-cell>
          <table:table-cell table:style-name="Default" office:value-type="float" office:value="1503007.930028" calcext:value-type="float">
            <text:p>1503007.930028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45.155378" calcext:value-type="float">
            <text:p>1503045.155378</text:p>
          </table:table-cell>
          <table:table-cell table:style-name="Default" office:value-type="float" office:value="1503018.118395" calcext:value-type="float">
            <text:p>1503018.118395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09.120483" calcext:value-type="float">
            <text:p>1503009.120483</text:p>
          </table:table-cell>
          <table:table-cell table:style-name="Default" office:value-type="float" office:value="1503055.677902" calcext:value-type="float">
            <text:p>1503055.677902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106.09604" calcext:value-type="float">
            <text:p>1503106.09604</text:p>
          </table:table-cell>
          <table:table-cell table:style-name="Default" office:value-type="float" office:value="1503073.576997" calcext:value-type="float">
            <text:p>1503073.576997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24.567756" calcext:value-type="float">
            <text:p>1503024.567756</text:p>
          </table:table-cell>
          <table:table-cell table:style-name="Default" office:value-type="float" office:value="1503091.237195" calcext:value-type="float">
            <text:p>1503091.237195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12.327257" calcext:value-type="float">
            <text:p>1503012.327257</text:p>
          </table:table-cell>
          <table:table-cell table:style-name="Default" office:value-type="float" office:value="1503029.787263" calcext:value-type="float">
            <text:p>1503029.787263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20.930972" calcext:value-type="float">
            <text:p>1503020.930972</text:p>
          </table:table-cell>
          <table:table-cell table:style-name="Default" office:value-type="float" office:value="1503014.481164" calcext:value-type="float">
            <text:p>1503014.481164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table:style-name="Default" office:value-type="float" office:value="1503048.629597" calcext:value-type="float">
            <text:p>1503048.629597</text:p>
          </table:table-cell>
          <table:table-cell table:style-name="Default" office:value-type="float" office:value="1502997.216674" calcext:value-type="float">
            <text:p>1502997.216674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/>
          <table:table-cell office:value-type="float" office:value="1503110.799817" calcext:value-type="float">
            <text:p>1503110.799817</text:p>
          </table:table-cell>
          <table:table-cell office:value-type="float" office:value="1503023.198193" calcext:value-type="float">
            <text:p>1503023.19819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float" office:value="1503058.038115" calcext:value-type="float">
            <text:p>1503058.038115</text:p>
          </table:table-cell>
          <table:table-cell table:style-name="Default" office:value-type="float" office:value="1503004.151267" calcext:value-type="float">
            <text:p>1503004.151267</text:p>
          </table:table-cell>
          <table:table-cell table:style-name="Default" table:number-columns-repeated="10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Header Format: Seconds + Sizepopulation +runs</text:p>
          </table:table-cell>
          <table:covered-table-cell table:number-columns-repeated="2" table:style-name="ce35"/>
          <table:table-cell table:style-name="ce35" table:number-columns-repeated="10"/>
          <table:table-cell table:number-columns-repeated="1010"/>
        </table:table-row>
        <table:table-row table:style-name="ro1">
          <table:table-cell table:style-name="ce3"/>
          <table:table-cell table:style-name="ce11" office:value-type="string" calcext:value-type="string">
            <text:p>86400_10_30</text:p>
          </table:table-cell>
          <table:table-cell table:style-name="ce11" office:value-type="string" calcext:value-type="string">
            <text:p>172800_10_30</text:p>
          </table:table-cell>
          <table:table-cell table:style-name="ce11" office:value-type="string" calcext:value-type="string">
            <text:p>345600_10_10</text:p>
          </table:table-cell>
          <table:table-cell table:style-name="ce11" office:value-type="string" calcext:value-type="string">
            <text:p>345600_20_10</text:p>
          </table:table-cell>
          <table:table-cell table:style-name="ce11" office:value-type="string" calcext:value-type="string">
            <text:p>691200_10_10</text:p>
          </table:table-cell>
          <table:table-cell table:style-name="ce11" office:value-type="string" calcext:value-type="string">
            <text:p>691200_30_10</text:p>
          </table:table-cell>
          <table:table-cell table:style-name="ce11" office:value-type="string" calcext:value-type="string">
            <text:p>1382400_10_10</text:p>
          </table:table-cell>
          <table:table-cell table:style-name="ce11" office:value-type="string" calcext:value-type="string">
            <text:p>1382400_30_10</text:p>
          </table:table-cell>
          <table:table-cell table:style-name="ce11" office:value-type="string" calcext:value-type="string">
            <text:p>1382400_50_10</text:p>
          </table:table-cell>
          <table:table-cell table:style-name="ce11" office:value-type="string" calcext:value-type="string">
            <text:p>1900800_10_10</text:p>
          </table:table-cell>
          <table:table-cell table:style-name="ce11" office:value-type="string" calcext:value-type="string">
            <text:p>1900800_30_10</text:p>
          </table:table-cell>
          <table:table-cell table:style-name="ce11" office:value-type="string" calcext:value-type="string">
            <text:p>1900800_50_10</text:p>
          </table:table-cell>
          <table:table-cell table:style-name="ce11" office:value-type="string" calcext:value-type="string">
            <text:p>2073600_50_1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4" table:number-rows-spanned="1">
            <text:p>THE BACKGORUND WITH RED COLOR IS THE LOWEST</text:p>
          </table:table-cell>
          <table:covered-table-cell table:number-columns-repeated="13" table:style-name="ce12"/>
          <table:table-cell table:number-columns-repeated="1010"/>
        </table:table-row>
        <table:table-row table:style-name="ro2">
          <table:table-cell table:style-name="ce3" office:value-type="string" calcext:value-type="string">
            <text:p>min score</text:p>
          </table:table-cell>
          <table:table-cell table:style-name="ce38" table:formula="of:=MIN([.B3:.B32])" office:value-type="float" office:value="1502999.202928" calcext:value-type="float">
            <text:p>1502999.202928</text:p>
          </table:table-cell>
          <table:table-cell table:style-name="ce38" table:formula="of:=MIN([.C3:.C32])" office:value-type="float" office:value="1502975.418713" calcext:value-type="float">
            <text:p>1502975.418713</text:p>
          </table:table-cell>
          <table:table-cell table:style-name="ce38" table:formula="of:=MIN([.D3:.D32])" office:value-type="float" office:value="1502951.814903" calcext:value-type="float">
            <text:p>1502951.814903</text:p>
          </table:table-cell>
          <table:table-cell table:style-name="ce38" table:formula="of:=MIN([.E3:.E32])" office:value-type="float" office:value="1502993.425474" calcext:value-type="float">
            <text:p>1502993.425474</text:p>
          </table:table-cell>
          <table:table-cell table:style-name="ce38" table:formula="of:=MIN([.F3:.F32])" office:value-type="float" office:value="1502978.690541" calcext:value-type="float">
            <text:p>1502978.690541</text:p>
          </table:table-cell>
          <table:table-cell table:style-name="ce38" table:formula="of:=MIN([.G3:.G32])" office:value-type="float" office:value="1502996.680135" calcext:value-type="float">
            <text:p>1502996.680135</text:p>
          </table:table-cell>
          <table:table-cell table:style-name="ce38" table:formula="of:=MIN([.H3:.H32])" office:value-type="float" office:value="1503284.447845" calcext:value-type="float">
            <text:p>1503284.447845</text:p>
          </table:table-cell>
          <table:table-cell table:style-name="ce38" table:formula="of:=MIN([.I3:.I32])" office:value-type="float" office:value="1503291.221793" calcext:value-type="float">
            <text:p>1503291.221793</text:p>
          </table:table-cell>
          <table:table-cell table:style-name="ce38" table:formula="of:=MIN([.J3:.J32])" office:value-type="float" office:value="1503311.267717" calcext:value-type="float">
            <text:p>1503311.267717</text:p>
          </table:table-cell>
          <table:table-cell table:style-name="ce38" table:formula="of:=MIN([.K3:.K32])" office:value-type="float" office:value="1503824.481285" calcext:value-type="float">
            <text:p>1503824.481285</text:p>
          </table:table-cell>
          <table:table-cell table:style-name="ce38" table:formula="of:=MIN([.L3:.L32])" office:value-type="float" office:value="1503926.064848" calcext:value-type="float">
            <text:p>1503926.064848</text:p>
          </table:table-cell>
          <table:table-cell table:style-name="ce38" table:formula="of:=MIN([.M3:.M32])" office:value-type="float" office:value="1503900.557809" calcext:value-type="float">
            <text:p>1503900.557809</text:p>
          </table:table-cell>
          <table:table-cell table:style-name="ce38" table:formula="of:=MIN([.N3:.N32])" office:value-type="float" office:value="1503900.557809" calcext:value-type="float">
            <text:p>1503900.55780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max score</text:p>
          </table:table-cell>
          <table:table-cell table:style-name="ce3" table:formula="of:=MAX([.B3:.B32])" office:value-type="float" office:value="1503110.799817" calcext:value-type="float">
            <text:p>1503110.799817</text:p>
          </table:table-cell>
          <table:table-cell table:style-name="ce3" table:formula="of:=MAX([.C3:.C32])" office:value-type="float" office:value="1503091.237195" calcext:value-type="float">
            <text:p>1503091.237195</text:p>
          </table:table-cell>
          <table:table-cell table:style-name="ce3" table:formula="of:=MAX([.D3:.D32])" office:value-type="float" office:value="1503075.297023" calcext:value-type="float">
            <text:p>1503075.297023</text:p>
          </table:table-cell>
          <table:table-cell table:style-name="ce3" table:formula="of:=MAX([.E3:.E32])" office:value-type="float" office:value="1503082.919285" calcext:value-type="float">
            <text:p>1503082.919285</text:p>
          </table:table-cell>
          <table:table-cell table:style-name="ce3" table:formula="of:=MAX([.F3:.F32])" office:value-type="float" office:value="1503054.732975" calcext:value-type="float">
            <text:p>1503054.732975</text:p>
          </table:table-cell>
          <table:table-cell table:style-name="ce3" table:formula="of:=MAX([.G3:.G32])" office:value-type="float" office:value="1503107.359531" calcext:value-type="float">
            <text:p>1503107.359531</text:p>
          </table:table-cell>
          <table:table-cell table:style-name="ce3" table:formula="of:=MAX([.H3:.H32])" office:value-type="float" office:value="1503364.589338" calcext:value-type="float">
            <text:p>1503364.589338</text:p>
          </table:table-cell>
          <table:table-cell table:style-name="ce3" table:formula="of:=MAX([.I3:.I32])" office:value-type="float" office:value="1503437.106815" calcext:value-type="float">
            <text:p>1503437.106815</text:p>
          </table:table-cell>
          <table:table-cell table:style-name="ce3" table:formula="of:=MAX([.J3:.J32])" office:value-type="float" office:value="1503415.089585" calcext:value-type="float">
            <text:p>1503415.089585</text:p>
          </table:table-cell>
          <table:table-cell table:style-name="ce3" table:formula="of:=MAX([.K3:.K32])" office:value-type="float" office:value="1503903.885176" calcext:value-type="float">
            <text:p>1503903.885176</text:p>
          </table:table-cell>
          <table:table-cell table:style-name="ce3" table:formula="of:=MAX([.L3:.L32])" office:value-type="float" office:value="1504014.973635" calcext:value-type="float">
            <text:p>1504014.973635</text:p>
          </table:table-cell>
          <table:table-cell table:style-name="ce3" table:formula="of:=MAX([.M3:.M32])" office:value-type="float" office:value="1504081.257281" calcext:value-type="float">
            <text:p>1504081.257281</text:p>
          </table:table-cell>
          <table:table-cell table:style-name="ce3" table:formula="of:=MAX([.N3:.N32])" office:value-type="float" office:value="1504081.257281" calcext:value-type="float">
            <text:p>1504081.25728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3:.B32])" office:value-type="float" office:value="1503049.79199963" calcext:value-type="float">
            <text:p>1503049.79199963</text:p>
          </table:table-cell>
          <table:table-cell table:style-name="ce3" table:formula="of:=AVERAGE([.C3:.C32])" office:value-type="float" office:value="1503025.8655333" calcext:value-type="float">
            <text:p>1503025.8655333</text:p>
          </table:table-cell>
          <table:table-cell table:style-name="ce3" table:formula="of:=AVERAGE([.D3:.D32])" office:value-type="float" office:value="1502995.2375537" calcext:value-type="float">
            <text:p>1502995.2375537</text:p>
          </table:table-cell>
          <table:table-cell table:style-name="ce3" table:formula="of:=AVERAGE([.E3:.E32])" office:value-type="float" office:value="1503043.1967222" calcext:value-type="float">
            <text:p>1503043.1967222</text:p>
          </table:table-cell>
          <table:table-cell table:style-name="ce3" table:formula="of:=AVERAGE([.F3:.F32])" office:value-type="float" office:value="1503020.5161496" calcext:value-type="float">
            <text:p>1503020.5161496</text:p>
          </table:table-cell>
          <table:table-cell table:style-name="ce3" table:formula="of:=AVERAGE([.G3:.G32])" office:value-type="float" office:value="1503068.6616036" calcext:value-type="float">
            <text:p>1503068.6616036</text:p>
          </table:table-cell>
          <table:table-cell table:style-name="ce3" table:formula="of:=AVERAGE([.H3:.H32])" office:value-type="float" office:value="1503321.8820615" calcext:value-type="float">
            <text:p>1503321.8820615</text:p>
          </table:table-cell>
          <table:table-cell table:style-name="ce3" table:formula="of:=AVERAGE([.I3:.I32])" office:value-type="float" office:value="1503345.1865499" calcext:value-type="float">
            <text:p>1503345.1865499</text:p>
          </table:table-cell>
          <table:table-cell table:style-name="ce3" table:formula="of:=AVERAGE([.J3:.J32])" office:value-type="float" office:value="1503397.9856226" calcext:value-type="float">
            <text:p>1503397.9856226</text:p>
          </table:table-cell>
          <table:table-cell table:style-name="ce3" table:formula="of:=AVERAGE([.K3:.K32])" office:value-type="float" office:value="1503862.4874205" calcext:value-type="float">
            <text:p>1503862.4874205</text:p>
          </table:table-cell>
          <table:table-cell table:style-name="ce3" table:formula="of:=AVERAGE([.L3:.L32])" office:value-type="float" office:value="1503948.1774137" calcext:value-type="float">
            <text:p>1503948.1774137</text:p>
          </table:table-cell>
          <table:table-cell table:style-name="ce3" table:formula="of:=AVERAGE([.M3:.M32])" office:value-type="float" office:value="1503995.8694747" calcext:value-type="float">
            <text:p>1503995.8694747</text:p>
          </table:table-cell>
          <table:table-cell table:style-name="ce3" table:formula="of:=AVERAGE([.N3:.N32])" office:value-type="float" office:value="1503995.8694747" calcext:value-type="float">
            <text:p>1503995.8694747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TD</text:p>
          </table:table-cell>
          <table:table-cell table:style-name="ce14" table:formula="of:=STDEV([.B3:.B32])" office:value-type="float" office:value="32.6709017373618" calcext:value-type="float">
            <text:p>32.6709017373618</text:p>
          </table:table-cell>
          <table:table-cell table:style-name="ce14" table:formula="of:=STDEV([.C3:.C32])" office:value-type="float" office:value="24.8630449035775" calcext:value-type="float">
            <text:p>24.8630449035775</text:p>
          </table:table-cell>
          <table:table-cell table:style-name="ce14" table:formula="of:=STDEV([.D3:.D32])" office:value-type="float" office:value="34.2828656149687" calcext:value-type="float">
            <text:p>34.2828656149687</text:p>
          </table:table-cell>
          <table:table-cell table:style-name="ce14" table:formula="of:=STDEV([.E3:.E32])" office:value-type="float" office:value="34.1538271505777" calcext:value-type="float">
            <text:p>34.1538271505777</text:p>
          </table:table-cell>
          <table:table-cell table:style-name="ce14" table:formula="of:=STDEV([.F3:.F32])" office:value-type="float" office:value="22.1395851900352" calcext:value-type="float">
            <text:p>22.1395851900352</text:p>
          </table:table-cell>
          <table:table-cell table:style-name="ce14" table:formula="of:=STDEV([.G3:.G32])" office:value-type="float" office:value="33.603572572138" calcext:value-type="float">
            <text:p>33.603572572138</text:p>
          </table:table-cell>
          <table:table-cell table:style-name="ce14" table:formula="of:=STDEV([.H3:.H32])" office:value-type="float" office:value="28.0373607116369" calcext:value-type="float">
            <text:p>28.0373607116369</text:p>
          </table:table-cell>
          <table:table-cell table:style-name="ce14" table:formula="of:=STDEV([.I3:.I32])" office:value-type="float" office:value="49.4723543095773" calcext:value-type="float">
            <text:p>49.4723543095773</text:p>
          </table:table-cell>
          <table:table-cell table:style-name="ce14" table:formula="of:=STDEV([.J3:.J32])" office:value-type="float" office:value="30.9841725515709" calcext:value-type="float">
            <text:p>30.9841725515709</text:p>
          </table:table-cell>
          <table:table-cell table:style-name="ce14" table:formula="of:=STDEV([.K3:.K32])" office:value-type="float" office:value="28.4208054277715" calcext:value-type="float">
            <text:p>28.4208054277715</text:p>
          </table:table-cell>
          <table:table-cell table:style-name="ce14" table:formula="of:=STDEV([.L3:.L32])" office:value-type="float" office:value="25.1115324784889" calcext:value-type="float">
            <text:p>25.1115324784889</text:p>
          </table:table-cell>
          <table:table-cell table:style-name="ce14" table:formula="of:=STDEV([.M3:.M32])" office:value-type="float" office:value="72.4866484196554" calcext:value-type="float">
            <text:p>72.4866484196554</text:p>
          </table:table-cell>
          <table:table-cell table:style-name="ce14" table:formula="of:=STDEV([.N3:.N32])" office:value-type="float" office:value="72.4866484196554" calcext:value-type="float">
            <text:p>72.4866484196554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4" table:number-rows-spanned="1">
            <text:p>Configurations Used</text:p>
          </table:table-cell>
          <table:covered-table-cell table:number-columns-repeated="3" table:style-name="ce15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7" office:value-type="string" calcext:value-type="string">
            <text:p>Days</text:p>
          </table:table-cell>
          <table:table-cell table:style-name="ce7" office:value-type="string" calcext:value-type="string">
            <text:p>Seconds</text:p>
          </table:table-cell>
          <table:table-cell table:style-name="ce7" office:value-type="string" calcext:value-type="string">
            <text:p>Size-Population</text:p>
          </table:table-cell>
          <table:table-cell table:style-name="ce7" office:value-type="string" calcext:value-type="string">
            <text:p>Runs</text:p>
          </table:table-cell>
          <table:table-cell table:style-name="ce39" office:value-type="string" calcext:value-type="string">
            <text:p>Current Generation</text:p>
          </table:table-cell>
          <table:table-cell table:style-name="ce42" office:value-type="string" calcext:value-type="string">
            <text:p>BEST SCORE</text:p>
          </table:table-cell>
          <table:table-cell table:style-name="ce43"/>
          <table:table-cell table:style-name="ce20"/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34" office:value-type="float" office:value="86400" calcext:value-type="float">
            <text:p>864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02999.202928" calcext:value-type="float">
            <text:p>1502999.202928</text:p>
          </table:table-cell>
          <table:table-cell table:style-name="ce3" office:value-type="string" calcext:value-type="string">
            <text:p>Terminado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3" office:value-type="float" office:value="172800" calcext:value-type="float">
            <text:p>17280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1502975.418713" calcext:value-type="float">
            <text:p>1502975.418713</text:p>
          </table:table-cell>
          <table:table-cell table:style-name="ce3" office:value-type="string" calcext:value-type="string">
            <text:p>Terminado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3" office:value-type="float" office:value="345600" calcext:value-type="float">
            <text:p>34560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02951.814903" calcext:value-type="float">
            <text:p>1502951.814903</text:p>
          </table:table-cell>
          <table:table-cell table:style-name="ce3" office:value-type="string" calcext:value-type="string">
            <text:p>Terminado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3" office:value-type="float" office:value="345600" calcext:value-type="float">
            <text:p>3456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02993.425474" calcext:value-type="float">
            <text:p>1502993.425474</text:p>
          </table:table-cell>
          <table:table-cell table:style-name="ce3" office:value-type="string" calcext:value-type="string">
            <text:p>Terminado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3" office:value-type="float" office:value="691200" calcext:value-type="float">
            <text:p>69120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502978.690541" calcext:value-type="float">
            <text:p>1502978.690541</text:p>
          </table:table-cell>
          <table:table-cell table:style-name="ce4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3" office:value-type="float" office:value="691200" calcext:value-type="float">
            <text:p>6912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02996.680135" calcext:value-type="float">
            <text:p>1502996.680135</text:p>
          </table:table-cell>
          <table:table-cell table:style-name="ce4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3" office:value-type="float" office:value="1382400" calcext:value-type="float">
            <text:p>138240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503284.447845" calcext:value-type="float">
            <text:p>1503284.447845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3" office:value-type="float" office:value="1382400" calcext:value-type="float">
            <text:p>13824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3291.221793" calcext:value-type="float">
            <text:p>1503291.221793</text:p>
          </table:table-cell>
          <table:table-cell table:style-name="ce43"/>
          <table:table-cell table:style-name="ce21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3" office:value-type="float" office:value="1382400" calcext:value-type="float">
            <text:p>138240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03311.267717" calcext:value-type="float">
            <text:p>1503311.267717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3" office:value-type="float" office:value="1900800" calcext:value-type="float">
            <text:p>190080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503824.481285" calcext:value-type="float">
            <text:p>1503824.481285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3" office:value-type="float" office:value="1900800" calcext:value-type="float">
            <text:p>19008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03926.064848" calcext:value-type="float">
            <text:p>1503926.064848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3" office:value-type="float" office:value="1900800" calcext:value-type="float">
            <text:p>190080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03900.557809" calcext:value-type="float">
            <text:p>1503900.557809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3" office:value-type="float" office:value="2073600" calcext:value-type="float">
            <text:p>207360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03900.557809" calcext:value-type="float">
            <text:p>1503900.557809</text:p>
          </table:table-cell>
          <table:table-cell table:style-name="ce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" table:number-columns-repeated="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MOVE_TYPE=5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MAX_TRIALS=25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 table:number-rows-repeated="32">
          <table:table-cell table:style-name="Default" table:number-columns-repeated="13"/>
          <table:table-cell table:number-columns-repeated="1011"/>
        </table:table-row>
        <table:table-row table:style-name="ro1" table:number-rows-repeated="31">
          <table:table-cell table:style-name="Default" table:number-columns-repeated="12"/>
          <table:table-cell table:number-columns-repeated="1012"/>
        </table:table-row>
        <table:table-row table:style-name="ro1" table:number-rows-repeated="11">
          <table:table-cell table:style-name="Default" table:number-columns-repeated="11"/>
          <table:table-cell table:number-columns-repeated="1013"/>
        </table:table-row>
        <table:table-row table:style-name="ro1" table:number-rows-repeated="11">
          <table:table-cell table:style-name="Default" table:number-columns-repeated="10"/>
          <table:table-cell table:number-columns-repeated="1014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 table:number-rows-repeated="11">
          <table:table-cell table:style-name="Default" table:number-columns-repeated="8"/>
          <table:table-cell table:number-columns-repeated="1016"/>
        </table:table-row>
        <table:table-row table:style-name="ro1" table:number-rows-repeated="11">
          <table:table-cell table:style-name="Default" table:number-columns-repeated="7"/>
          <table:table-cell table:number-columns-repeated="1017"/>
        </table:table-row>
        <table:table-row table:style-name="ro1" table:number-rows-repeated="11">
          <table:table-cell table:style-name="Default" table:number-columns-repeated="6"/>
          <table:table-cell table:number-columns-repeated="1018"/>
        </table:table-row>
        <table:table-row table:style-name="ro1" table:number-rows-repeated="11">
          <table:table-cell table:style-name="Default" table:number-columns-repeated="5"/>
          <table:table-cell table:number-columns-repeated="1019"/>
        </table:table-row>
        <table:table-row table:style-name="ro1" table:number-rows-repeated="11">
          <table:table-cell table:style-name="Default" table:number-columns-repeated="4"/>
          <table:table-cell table:number-columns-repeated="1020"/>
        </table:table-row>
        <table:table-row table:style-name="ro1" table:number-rows-repeated="11">
          <table:table-cell table:style-name="Default" table:number-columns-repeated="3"/>
          <table:table-cell table:number-columns-repeated="1021"/>
        </table:table-row>
        <table:table-row table:style-name="ro1" table:number-rows-repeated="11">
          <table:table-cell table:style-name="Default" table:number-columns-repeated="2"/>
          <table:table-cell table:number-columns-repeated="1022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0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float" office:value="172800" calcext:value-type="float">
            <text:p>1728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 table:number-rows-repeated="30">
          <table:table-cell table:style-name="Default" table:number-columns-repeated="12"/>
          <table:table-cell table:number-columns-repeated="1012"/>
        </table:table-row>
        <table:table-row table:style-name="ro1">
          <table:table-cell office:value-type="float" office:value="345600" calcext:value-type="float">
            <text:p>3456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>
          <table:table-cell office:value-type="float" office:value="345600" calcext:value-type="float">
            <text:p>3456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float" office:value="691200" calcext:value-type="float">
            <text:p>6912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">
          <table:table-cell table:style-name="Default" table:number-columns-repeated="9"/>
          <table:table-cell table:number-columns-repeated="1015"/>
        </table:table-row>
        <table:table-row table:style-name="ro1">
          <table:table-cell office:value-type="float" office:value="691200" calcext:value-type="float">
            <text:p>6912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float" office:value="1382400" calcext:value-type="float">
            <text:p>13824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float" office:value="1382400" calcext:value-type="float">
            <text:p>13824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float" office:value="1382400" calcext:value-type="float">
            <text:p>13824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float" office:value="1900800" calcext:value-type="float">
            <text:p>19008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float" office:value="1900800" calcext:value-type="float">
            <text:p>19008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float" office:value="1900800" calcext:value-type="float">
            <text:p>19008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 table:number-rows-repeated="10481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SP.B36:TSP.N36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  <calcext:conditional-format calcext:target-range-address="TSP.H41:TSP.H41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  <calcext:conditional-format calcext:target-range-address="TSP.H49:TSP.H49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MOVE_TYPEs" table:style-name="ta1">
        <table:table-column table:style-name="co2" table:number-columns-repeated="19" table:default-cell-style-name="Default"/>
        <table:table-row table:style-name="ro1">
          <table:table-cell table:style-name="ce11" office:value-type="string" calcext:value-type="string" table:number-columns-spanned="6" table:number-rows-spanned="1">
            <text:p>EJECUCIONES DE 24 HRS</text:p>
          </table:table-cell>
          <table:covered-table-cell table:number-columns-repeated="5" table:style-name="ce3"/>
          <table:table-cell table:number-columns-repeated="13"/>
        </table:table-row>
        <table:table-row table:style-name="ro1">
          <table:table-cell table:style-name="ce46" office:value-type="string" calcext:value-type="string">
            <text:p>MOVE_TYPE</text:p>
          </table:table-cell>
          <table:table-cell table:style-name="ce46" office:value-type="string" calcext:value-type="string">
            <text:p>Generaciones</text:p>
          </table:table-cell>
          <table:table-cell table:style-name="ce46" office:value-type="string" calcext:value-type="string">
            <text:p>Score-AVE</text:p>
          </table:table-cell>
          <table:table-cell table:style-name="ce46" office:value-type="string" calcext:value-type="string">
            <text:p>Tiempo</text:p>
          </table:table-cell>
          <table:table-cell table:style-name="ce46" office:value-type="string" calcext:value-type="string" table:number-columns-spanned="2" table:number-rows-spanned="1">
            <text:p>N-LOCAL-SEARCH</text:p>
          </table:table-cell>
          <table:covered-table-cell table:style-name="ce11"/>
          <table:table-cell table:style-name="ce46" office:value-type="string" calcext:value-type="string">
            <text:p>BEST SCORE</text:p>
          </table:table-cell>
          <table:table-cell table:style-name="ce46" office:value-type="string" calcext:value-type="string">
            <text:p>TiempoxGeneracion</text:p>
          </table:table-cell>
          <table:table-cell table:number-columns-repeated="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9.7" calcext:value-type="float">
            <text:p>19.7</text:p>
          </table:table-cell>
          <table:table-cell table:style-name="ce3" office:value-type="float" office:value="1503956842.6" calcext:value-type="float">
            <text:p>1503956842.6</text:p>
          </table:table-cell>
          <table:table-cell table:style-name="ce3" office:value-type="float" office:value="81236.6808624" calcext:value-type="float">
            <text:p>81236.6808624</text:p>
          </table:table-cell>
          <table:table-cell table:style-name="ce3" office:value-type="float" office:value="128.4" calcext:value-type="float" table:number-columns-spanned="2" table:number-rows-spanned="1">
            <text:p>128.4</text:p>
          </table:table-cell>
          <table:covered-table-cell table:style-name="ce3"/>
          <table:table-cell table:style-name="ce3" office:value-type="float" office:value="1503893583" calcext:value-type="float">
            <text:p>1503893583</text:p>
          </table:table-cell>
          <table:table-cell table:style-name="ce3" table:formula="of:=[.D3]/[.B3]" office:value-type="float" office:value="4123.68938387817" calcext:value-type="float">
            <text:p>4123.68938387817</text:p>
          </table:table-cell>
          <table:table-cell table:number-columns-repeated="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1503284394.4" calcext:value-type="float">
            <text:p>1503284394.4</text:p>
          </table:table-cell>
          <table:table-cell table:style-name="ce3" office:value-type="float" office:value="81900.0098588" calcext:value-type="float">
            <text:p>81900.0098588</text:p>
          </table:table-cell>
          <table:table-cell table:style-name="ce3" office:value-type="float" office:value="124.8" calcext:value-type="float" table:number-columns-spanned="2" table:number-rows-spanned="1">
            <text:p>124.8</text:p>
          </table:table-cell>
          <table:covered-table-cell table:style-name="ce3"/>
          <table:table-cell table:style-name="ce3" office:value-type="float" office:value="1503248525" calcext:value-type="float">
            <text:p>1503248525</text:p>
          </table:table-cell>
          <table:table-cell table:style-name="ce3" table:formula="of:=[.D4]/[.B4]" office:value-type="float" office:value="5024.54048213497" calcext:value-type="float">
            <text:p>5024.54048213497</text:p>
          </table:table-cell>
          <table:table-cell table:number-columns-repeated="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1503017298" calcext:value-type="float">
            <text:p>1503017298</text:p>
          </table:table-cell>
          <table:table-cell table:style-name="ce3" office:value-type="float" office:value="78138.4513519" calcext:value-type="float">
            <text:p>78138.4513519</text:p>
          </table:table-cell>
          <table:table-cell table:style-name="ce3" office:value-type="float" office:value="91.4" calcext:value-type="float" table:number-columns-spanned="2" table:number-rows-spanned="1">
            <text:p>91.4</text:p>
          </table:table-cell>
          <table:covered-table-cell table:style-name="ce3"/>
          <table:table-cell table:style-name="ce3" office:value-type="float" office:value="1502999444" calcext:value-type="float">
            <text:p>1502999444</text:p>
          </table:table-cell>
          <table:table-cell table:style-name="ce3" table:formula="of:=[.D5]/[.B5]" office:value-type="float" office:value="11005.4156833662" calcext:value-type="float">
            <text:p>11005.4156833662</text:p>
          </table:table-cell>
          <table:table-cell table:number-columns-repeated="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2923390.7" calcext:value-type="float">
            <text:p>1502923390.7</text:p>
          </table:table-cell>
          <table:table-cell table:style-name="ce3" office:value-type="float" office:value="101762.1882801" calcext:value-type="float">
            <text:p>101762.1882801</text:p>
          </table:table-cell>
          <table:table-cell table:style-name="ce3" office:value-type="float" office:value="47.9" calcext:value-type="float" table:number-columns-spanned="2" table:number-rows-spanned="1">
            <text:p>47.9</text:p>
          </table:table-cell>
          <table:covered-table-cell table:style-name="ce3"/>
          <table:table-cell table:style-name="ce3" office:value-type="float" office:value="1502903848" calcext:value-type="float">
            <text:p>1502903848</text:p>
          </table:table-cell>
          <table:table-cell table:style-name="ce3" table:formula="of:=[.D6]/[.B6]" office:value-type="float" office:value="101762.1882801" calcext:value-type="float">
            <text:p>101762.1882801</text:p>
          </table:table-cell>
          <table:table-cell table:number-columns-repeated="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2843015" calcext:value-type="float">
            <text:p>1502843015</text:p>
          </table:table-cell>
          <table:table-cell table:style-name="ce3" office:value-type="float" office:value="70633.4144721" calcext:value-type="float">
            <text:p>70633.4144721</text:p>
          </table:table-cell>
          <table:table-cell table:style-name="ce3" office:value-type="float" office:value="35.8" calcext:value-type="float" table:number-columns-spanned="2" table:number-rows-spanned="1">
            <text:p>35.8</text:p>
          </table:table-cell>
          <table:covered-table-cell table:style-name="ce3"/>
          <table:table-cell table:style-name="ce3" office:value-type="float" office:value="1502826638" calcext:value-type="float">
            <text:p>1502826638</text:p>
          </table:table-cell>
          <table:table-cell table:style-name="ce3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2787090" calcext:value-type="float">
            <text:p>1502787090</text:p>
          </table:table-cell>
          <table:table-cell table:style-name="ce3" office:value-type="float" office:value="116157.5699416" calcext:value-type="float">
            <text:p>116157.5699416</text:p>
          </table:table-cell>
          <table:table-cell table:style-name="ce3" office:value-type="float" office:value="25.1" calcext:value-type="float" table:number-columns-spanned="2" table:number-rows-spanned="1">
            <text:p>25.1</text:p>
          </table:table-cell>
          <table:covered-table-cell table:style-name="ce3"/>
          <table:table-cell table:style-name="ce3" office:value-type="float" office:value="1502767654" calcext:value-type="float">
            <text:p>1502767654</text:p>
          </table:table-cell>
          <table:table-cell table:style-name="ce3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2759709.3" calcext:value-type="float">
            <text:p>1502759709.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.9" calcext:value-type="float" table:number-columns-spanned="2" table:number-rows-spanned="1">
            <text:p>12.9</text:p>
          </table:table-cell>
          <table:covered-table-cell table:style-name="ce3"/>
          <table:table-cell table:style-name="ce3" office:value-type="float" office:value="1502742852" calcext:value-type="float">
            <text:p>1502742852</text:p>
          </table:table-cell>
          <table:table-cell table:style-name="ce3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1502754615.3" calcext:value-type="float">
            <text:p>1502754615.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.3" calcext:value-type="float" table:number-columns-spanned="2" table:number-rows-spanned="1">
            <text:p>2.3</text:p>
          </table:table-cell>
          <table:covered-table-cell table:style-name="ce3"/>
          <table:table-cell table:style-name="ce11" office:value-type="float" office:value="1502744236" calcext:value-type="float">
            <text:p>1502744236</text:p>
          </table:table-cell>
          <table:table-cell table:style-name="ce3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MAX_TRIALS=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PULATION_SIZE = 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AL_TIME_LIMIT = 8640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47" office:value-type="string" calcext:value-type="string">
            <text:p>MOVE_TYPE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/>
          <table:table-cell table:style-name="ce47" office:value-type="string" calcext:value-type="string">
            <text:p>MOVE_TYPE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milla</text:p>
          </table:table-cell>
          <table:table-cell table:style-name="ce2" office:value-type="string" calcext:value-type="string" table:number-columns-spanned="8" table:number-rows-spanned="1">
            <text:p>GENERACIONES</text:p>
          </table:table-cell>
          <table:covered-table-cell table:number-columns-repeated="7"/>
          <table:table-cell/>
          <table:table-cell office:value-type="string" calcext:value-type="string">
            <text:p>Semilla</text:p>
          </table:table-cell>
          <table:table-cell table:style-name="ce2" office:value-type="string" calcext:value-type="string" table:number-columns-spanned="8" table:number-rows-spanned="1">
            <text:p>ITERACIONES DE BÚSQUEDA LOCAL TOTALES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8" office:value-type="string" calcext:value-type="string">
            <text:p>PROMEDIO</text:p>
          </table:table-cell>
          <table:table-cell table:style-name="ce48" table:formula="of:=AVERAGE([.B17:.B26])" office:value-type="float" office:value="19.7" calcext:value-type="float">
            <text:p>19.7</text:p>
          </table:table-cell>
          <table:table-cell table:style-name="ce48" table:formula="of:=AVERAGE([.C17:.C26])" office:value-type="float" office:value="16.3" calcext:value-type="float">
            <text:p>16.3</text:p>
          </table:table-cell>
          <table:table-cell table:style-name="ce48" table:formula="of:=AVERAGE([.D17:.D26])" office:value-type="float" office:value="7.1" calcext:value-type="float">
            <text:p>7.1</text:p>
          </table:table-cell>
          <table:table-cell table:style-name="ce48" table:formula="of:=AVERAGE([.E17:.E26])" office:value-type="float" office:value="1" calcext:value-type="float">
            <text:p>1</text:p>
          </table:table-cell>
          <table:table-cell table:style-name="ce48" table:formula="of:=AVERAGE([.F17:.F26])" office:value-type="float" office:value="0" calcext:value-type="float">
            <text:p>0</text:p>
          </table:table-cell>
          <table:table-cell table:style-name="ce48" table:formula="of:=AVERAGE([.G17:.G26])" office:value-type="float" office:value="0" calcext:value-type="float">
            <text:p>0</text:p>
          </table:table-cell>
          <table:table-cell table:style-name="ce48" table:formula="of:=AVERAGE([.H17:.H26])" office:value-type="float" office:value="0" calcext:value-type="float">
            <text:p>0</text:p>
          </table:table-cell>
          <table:table-cell table:style-name="ce48" table:formula="of:=AVERAGE([.I17:.I26])"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PROMEDIO</text:p>
          </table:table-cell>
          <table:table-cell table:style-name="ce48" table:formula="of:=AVERAGE([.L17:.L26])" office:value-type="float" office:value="128.4" calcext:value-type="float">
            <text:p>128.4</text:p>
          </table:table-cell>
          <table:table-cell table:style-name="ce48" table:formula="of:=AVERAGE([.M17:.M26])" office:value-type="float" office:value="124.8" calcext:value-type="float">
            <text:p>124.8</text:p>
          </table:table-cell>
          <table:table-cell table:style-name="ce48" table:formula="of:=AVERAGE([.N17:.N26])" office:value-type="float" office:value="91.4" calcext:value-type="float">
            <text:p>91.4</text:p>
          </table:table-cell>
          <table:table-cell table:style-name="ce48" table:formula="of:=AVERAGE([.O17:.O26])" office:value-type="float" office:value="47.9" calcext:value-type="float">
            <text:p>47.9</text:p>
          </table:table-cell>
          <table:table-cell table:style-name="ce48" table:formula="of:=AVERAGE([.P17:.P26])" office:value-type="float" office:value="35.8" calcext:value-type="float">
            <text:p>35.8</text:p>
          </table:table-cell>
          <table:table-cell table:style-name="ce48" table:formula="of:=AVERAGE([.Q17:.Q26])" office:value-type="float" office:value="25.1" calcext:value-type="float">
            <text:p>25.1</text:p>
          </table:table-cell>
          <table:table-cell table:style-name="ce48" table:formula="of:=AVERAGE([.R17:.R26])" office:value-type="float" office:value="12.9" calcext:value-type="float">
            <text:p>12.9</text:p>
          </table:table-cell>
          <table:table-cell table:style-name="ce48" table:formula="of:=AVERAGE([.S17:.S26])"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Semilla</text:p>
          </table:table-cell>
          <table:table-cell table:style-name="ce2" office:value-type="string" calcext:value-type="string" table:number-columns-spanned="8" table:number-rows-spanned="1">
            <text:p>SCORE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3972515" calcext:value-type="float">
            <text:p>1503972515</text:p>
          </table:table-cell>
          <table:table-cell office:value-type="float" office:value="1503320611" calcext:value-type="float">
            <text:p>1503320611</text:p>
          </table:table-cell>
          <table:table-cell office:value-type="float" office:value="1503013099" calcext:value-type="float">
            <text:p>1503013099</text:p>
          </table:table-cell>
          <table:table-cell office:value-type="float" office:value="1502936222" calcext:value-type="float">
            <text:p>1502936222</text:p>
          </table:table-cell>
          <table:table-cell office:value-type="float" office:value="1502850977" calcext:value-type="float">
            <text:p>1502850977</text:p>
          </table:table-cell>
          <table:table-cell office:value-type="float" office:value="1502793369" calcext:value-type="float">
            <text:p>1502793369</text:p>
          </table:table-cell>
          <table:table-cell office:value-type="float" office:value="1502760015" calcext:value-type="float">
            <text:p>1502760015</text:p>
          </table:table-cell>
          <table:table-cell office:value-type="float" office:value="1502751656" calcext:value-type="float">
            <text:p>150275165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3975567" calcext:value-type="float">
            <text:p>1503975567</text:p>
          </table:table-cell>
          <table:table-cell office:value-type="float" office:value="1503282765" calcext:value-type="float">
            <text:p>1503282765</text:p>
          </table:table-cell>
          <table:table-cell office:value-type="float" office:value="1503018650" calcext:value-type="float">
            <text:p>1503018650</text:p>
          </table:table-cell>
          <table:table-cell office:value-type="float" office:value="1502930456" calcext:value-type="float">
            <text:p>1502930456</text:p>
          </table:table-cell>
          <table:table-cell office:value-type="float" office:value="1502847437" calcext:value-type="float">
            <text:p>1502847437</text:p>
          </table:table-cell>
          <table:table-cell office:value-type="float" office:value="1502785095" calcext:value-type="float">
            <text:p>1502785095</text:p>
          </table:table-cell>
          <table:table-cell office:value-type="float" office:value="1502746752" calcext:value-type="float">
            <text:p>1502746752</text:p>
          </table:table-cell>
          <table:table-cell office:value-type="float" office:value="1502744236" calcext:value-type="float">
            <text:p>150274423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3983405" calcext:value-type="float">
            <text:p>1503983405</text:p>
          </table:table-cell>
          <table:table-cell office:value-type="float" office:value="1503259488" calcext:value-type="float">
            <text:p>1503259488</text:p>
          </table:table-cell>
          <table:table-cell office:value-type="float" office:value="1503010328" calcext:value-type="float">
            <text:p>1503010328</text:p>
          </table:table-cell>
          <table:table-cell office:value-type="float" office:value="1502919187" calcext:value-type="float">
            <text:p>1502919187</text:p>
          </table:table-cell>
          <table:table-cell office:value-type="float" office:value="1502851107" calcext:value-type="float">
            <text:p>1502851107</text:p>
          </table:table-cell>
          <table:table-cell office:value-type="float" office:value="1502802072" calcext:value-type="float">
            <text:p>1502802072</text:p>
          </table:table-cell>
          <table:table-cell office:value-type="float" office:value="1502766583" calcext:value-type="float">
            <text:p>1502766583</text:p>
          </table:table-cell>
          <table:table-cell office:value-type="float" office:value="1502770414" calcext:value-type="float">
            <text:p>150277041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3952424" calcext:value-type="float">
            <text:p>1503952424</text:p>
          </table:table-cell>
          <table:table-cell office:value-type="float" office:value="1503259732" calcext:value-type="float">
            <text:p>1503259732</text:p>
          </table:table-cell>
          <table:table-cell office:value-type="float" office:value="1503013535" calcext:value-type="float">
            <text:p>1503013535</text:p>
          </table:table-cell>
          <table:table-cell office:value-type="float" office:value="1502924394" calcext:value-type="float">
            <text:p>1502924394</text:p>
          </table:table-cell>
          <table:table-cell office:value-type="float" office:value="1502840605" calcext:value-type="float">
            <text:p>1502840605</text:p>
          </table:table-cell>
          <table:table-cell office:value-type="float" office:value="1502788312" calcext:value-type="float">
            <text:p>1502788312</text:p>
          </table:table-cell>
          <table:table-cell office:value-type="float" office:value="1502742852" calcext:value-type="float">
            <text:p>1502742852</text:p>
          </table:table-cell>
          <table:table-cell office:value-type="float" office:value="1502763976" calcext:value-type="float">
            <text:p>150276397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4014743" calcext:value-type="float">
            <text:p>1504014743</text:p>
          </table:table-cell>
          <table:table-cell office:value-type="float" office:value="1503280802" calcext:value-type="float">
            <text:p>1503280802</text:p>
          </table:table-cell>
          <table:table-cell office:value-type="float" office:value="1503011801" calcext:value-type="float">
            <text:p>1503011801</text:p>
          </table:table-cell>
          <table:table-cell office:value-type="float" office:value="1502903848" calcext:value-type="float">
            <text:p>1502903848</text:p>
          </table:table-cell>
          <table:table-cell office:value-type="float" office:value="1502855588" calcext:value-type="float">
            <text:p>1502855588</text:p>
          </table:table-cell>
          <table:table-cell office:value-type="float" office:value="1502790279" calcext:value-type="float">
            <text:p>1502790279</text:p>
          </table:table-cell>
          <table:table-cell office:value-type="float" office:value="1502769493" calcext:value-type="float">
            <text:p>1502769493</text:p>
          </table:table-cell>
          <table:table-cell office:value-type="float" office:value="1502753853" calcext:value-type="float">
            <text:p>150275385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3904253" calcext:value-type="float">
            <text:p>1503904253</text:p>
          </table:table-cell>
          <table:table-cell office:value-type="float" office:value="1503273303" calcext:value-type="float">
            <text:p>1503273303</text:p>
          </table:table-cell>
          <table:table-cell office:value-type="float" office:value="1503042586" calcext:value-type="float">
            <text:p>1503042586</text:p>
          </table:table-cell>
          <table:table-cell office:value-type="float" office:value="1502906072" calcext:value-type="float">
            <text:p>1502906072</text:p>
          </table:table-cell>
          <table:table-cell office:value-type="float" office:value="1502849935" calcext:value-type="float">
            <text:p>1502849935</text:p>
          </table:table-cell>
          <table:table-cell office:value-type="float" office:value="1502783706" calcext:value-type="float">
            <text:p>1502783706</text:p>
          </table:table-cell>
          <table:table-cell office:value-type="float" office:value="1502760692" calcext:value-type="float">
            <text:p>1502760692</text:p>
          </table:table-cell>
          <table:table-cell office:value-type="float" office:value="1502748421" calcext:value-type="float">
            <text:p>150274842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3987123" calcext:value-type="float">
            <text:p>1503987123</text:p>
          </table:table-cell>
          <table:table-cell office:value-type="float" office:value="1503300351" calcext:value-type="float">
            <text:p>1503300351</text:p>
          </table:table-cell>
          <table:table-cell office:value-type="float" office:value="1503030870" calcext:value-type="float">
            <text:p>1503030870</text:p>
          </table:table-cell>
          <table:table-cell office:value-type="float" office:value="1502929107" calcext:value-type="float">
            <text:p>1502929107</text:p>
          </table:table-cell>
          <table:table-cell office:value-type="float" office:value="1502836026" calcext:value-type="float">
            <text:p>1502836026</text:p>
          </table:table-cell>
          <table:table-cell office:value-type="float" office:value="1502781644" calcext:value-type="float">
            <text:p>1502781644</text:p>
          </table:table-cell>
          <table:table-cell office:value-type="float" office:value="1502770934" calcext:value-type="float">
            <text:p>1502770934</text:p>
          </table:table-cell>
          <table:table-cell office:value-type="float" office:value="1502762033" calcext:value-type="float">
            <text:p>150276203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3893583" calcext:value-type="float">
            <text:p>1503893583</text:p>
          </table:table-cell>
          <table:table-cell office:value-type="float" office:value="1503248525" calcext:value-type="float">
            <text:p>1503248525</text:p>
          </table:table-cell>
          <table:table-cell office:value-type="float" office:value="1502999444" calcext:value-type="float">
            <text:p>1502999444</text:p>
          </table:table-cell>
          <table:table-cell office:value-type="float" office:value="1502918111" calcext:value-type="float">
            <text:p>1502918111</text:p>
          </table:table-cell>
          <table:table-cell office:value-type="float" office:value="1502837182" calcext:value-type="float">
            <text:p>1502837182</text:p>
          </table:table-cell>
          <table:table-cell office:value-type="float" office:value="1502767654" calcext:value-type="float">
            <text:p>1502767654</text:p>
          </table:table-cell>
          <table:table-cell office:value-type="float" office:value="1502759473" calcext:value-type="float">
            <text:p>1502759473</text:p>
          </table:table-cell>
          <table:table-cell office:value-type="float" office:value="1502756853" calcext:value-type="float">
            <text:p>150275685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3931627" calcext:value-type="float">
            <text:p>1503931627</text:p>
          </table:table-cell>
          <table:table-cell office:value-type="float" office:value="1503321116" calcext:value-type="float">
            <text:p>1503321116</text:p>
          </table:table-cell>
          <table:table-cell office:value-type="float" office:value="1503030219" calcext:value-type="float">
            <text:p>1503030219</text:p>
          </table:table-cell>
          <table:table-cell office:value-type="float" office:value="1502930320" calcext:value-type="float">
            <text:p>1502930320</text:p>
          </table:table-cell>
          <table:table-cell office:value-type="float" office:value="1502826638" calcext:value-type="float">
            <text:p>1502826638</text:p>
          </table:table-cell>
          <table:table-cell office:value-type="float" office:value="1502786694" calcext:value-type="float">
            <text:p>1502786694</text:p>
          </table:table-cell>
          <table:table-cell office:value-type="float" office:value="1502756929" calcext:value-type="float">
            <text:p>1502756929</text:p>
          </table:table-cell>
          <table:table-cell office:value-type="float" office:value="1502744447" calcext:value-type="float">
            <text:p>150274444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3953186" calcext:value-type="float">
            <text:p>1503953186</text:p>
          </table:table-cell>
          <table:table-cell office:value-type="float" office:value="1503297251" calcext:value-type="float">
            <text:p>1503297251</text:p>
          </table:table-cell>
          <table:table-cell office:value-type="float" office:value="1503002448" calcext:value-type="float">
            <text:p>1503002448</text:p>
          </table:table-cell>
          <table:table-cell office:value-type="float" office:value="1502936190" calcext:value-type="float">
            <text:p>1502936190</text:p>
          </table:table-cell>
          <table:table-cell office:value-type="float" office:value="1502834655" calcext:value-type="float">
            <text:p>1502834655</text:p>
          </table:table-cell>
          <table:table-cell office:value-type="float" office:value="1502792075" calcext:value-type="float">
            <text:p>1502792075</text:p>
          </table:table-cell>
          <table:table-cell office:value-type="float" office:value="1502763370" calcext:value-type="float">
            <text:p>1502763370</text:p>
          </table:table-cell>
          <table:table-cell office:value-type="float" office:value="1502750264" calcext:value-type="float">
            <text:p>1502750264</text:p>
          </table:table-cell>
          <table:table-cell table:number-columns-repeated="10"/>
        </table:table-row>
        <table:table-row table:style-name="ro1">
          <table:table-cell table:style-name="ce48" office:value-type="string" calcext:value-type="string">
            <text:p>PROMEDIO</text:p>
          </table:table-cell>
          <table:table-cell table:style-name="ce48" table:formula="of:=AVERAGE([.B29:.B38])" office:value-type="float" office:value="1503956842.6" calcext:value-type="float">
            <text:p>1503956842.6</text:p>
          </table:table-cell>
          <table:table-cell table:style-name="ce48" table:formula="of:=AVERAGE([.C29:.C38])" office:value-type="float" office:value="1503284394.4" calcext:value-type="float">
            <text:p>1503284394.4</text:p>
          </table:table-cell>
          <table:table-cell table:style-name="ce48" table:formula="of:=AVERAGE([.D29:.D38])" office:value-type="float" office:value="1503017298" calcext:value-type="float">
            <text:p>1503017298</text:p>
          </table:table-cell>
          <table:table-cell table:style-name="ce48" table:formula="of:=AVERAGE([.E29:.E38])" office:value-type="float" office:value="1502923390.7" calcext:value-type="float">
            <text:p>1502923390.7</text:p>
          </table:table-cell>
          <table:table-cell table:style-name="ce48" table:formula="of:=AVERAGE([.F29:.F38])" office:value-type="float" office:value="1502843015" calcext:value-type="float">
            <text:p>1502843015</text:p>
          </table:table-cell>
          <table:table-cell table:style-name="ce48" table:formula="of:=AVERAGE([.G29:.G38])" office:value-type="float" office:value="1502787090" calcext:value-type="float">
            <text:p>1502787090</text:p>
          </table:table-cell>
          <table:table-cell table:style-name="ce48" table:formula="of:=AVERAGE([.H29:.H38])" office:value-type="float" office:value="1502759709.3" calcext:value-type="float">
            <text:p>1502759709.3</text:p>
          </table:table-cell>
          <table:table-cell table:style-name="ce48" table:formula="of:=AVERAGE([.I29:.I38])" office:value-type="float" office:value="1502754615.3" calcext:value-type="float">
            <text:p>1502754615.3</text:p>
          </table:table-cell>
          <table:table-cell table:number-columns-repeated="10"/>
        </table:table-row>
        <table:table-row table:style-name="ro1">
          <table:table-cell table:style-name="ce48" office:value-type="string" calcext:value-type="string">
            <text:p>MIN</text:p>
          </table:table-cell>
          <table:table-cell table:style-name="ce48" table:formula="of:=MIN([.B29:.B38])" office:value-type="float" office:value="1503893583" calcext:value-type="float">
            <text:p>1503893583</text:p>
          </table:table-cell>
          <table:table-cell table:style-name="ce48" table:formula="of:=MIN([.C29:.C38])" office:value-type="float" office:value="1503248525" calcext:value-type="float">
            <text:p>1503248525</text:p>
          </table:table-cell>
          <table:table-cell table:style-name="ce48" table:formula="of:=MIN([.D29:.D38])" office:value-type="float" office:value="1502999444" calcext:value-type="float">
            <text:p>1502999444</text:p>
          </table:table-cell>
          <table:table-cell table:style-name="ce48" table:formula="of:=MIN([.E29:.E38])" office:value-type="float" office:value="1502903848" calcext:value-type="float">
            <text:p>1502903848</text:p>
          </table:table-cell>
          <table:table-cell table:style-name="ce48" table:formula="of:=MIN([.F29:.F38])" office:value-type="float" office:value="1502826638" calcext:value-type="float">
            <text:p>1502826638</text:p>
          </table:table-cell>
          <table:table-cell table:style-name="ce48" table:formula="of:=MIN([.G29:.G38])" office:value-type="float" office:value="1502767654" calcext:value-type="float">
            <text:p>1502767654</text:p>
          </table:table-cell>
          <table:table-cell table:style-name="ce48" table:formula="of:=MIN([.H29:.H38])" office:value-type="float" office:value="1502742852" calcext:value-type="float">
            <text:p>1502742852</text:p>
          </table:table-cell>
          <table:table-cell table:style-name="ce49" table:formula="of:=MIN([.I29:.I38])" office:value-type="float" office:value="1502744236" calcext:value-type="float">
            <text:p>15027442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milla</text:p>
          </table:table-cell>
          <table:table-cell table:style-name="ce2" office:value-type="string" calcext:value-type="string" table:number-columns-spanned="8" table:number-rows-spanned="1">
            <text:p>TIEMPO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257.399328" calcext:value-type="float">
            <text:p>89257.399328</text:p>
          </table:table-cell>
          <table:table-cell office:value-type="float" office:value="78836.398161" calcext:value-type="float">
            <text:p>78836.398161</text:p>
          </table:table-cell>
          <table:table-cell office:value-type="float" office:value="72069.574343" calcext:value-type="float">
            <text:p>72069.574343</text:p>
          </table:table-cell>
          <table:table-cell office:value-type="float" office:value="125010.490812" calcext:value-type="float">
            <text:p>125010.490812</text:p>
          </table:table-cell>
          <table:table-cell office:value-type="float" office:value="107307.693385" calcext:value-type="float">
            <text:p>107307.693385</text:p>
          </table:table-cell>
          <table:table-cell office:value-type="float" office:value="120801.495435" calcext:value-type="float">
            <text:p>120801.495435</text:p>
          </table:table-cell>
          <table:table-cell table:number-columns-repeated="2" office:value-type="string" calcext:value-type="string">
            <text:p>No terminó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954.033439" calcext:value-type="float">
            <text:p>79954.033439</text:p>
          </table:table-cell>
          <table:table-cell office:value-type="float" office:value="75736.572963" calcext:value-type="float">
            <text:p>75736.572963</text:p>
          </table:table-cell>
          <table:table-cell office:value-type="float" office:value="70730.548906" calcext:value-type="float">
            <text:p>70730.548906</text:p>
          </table:table-cell>
          <table:table-cell office:value-type="float" office:value="77971.999085" calcext:value-type="float">
            <text:p>77971.999085</text:p>
          </table:table-cell>
          <table:table-cell office:value-type="float" office:value="52831.099516" calcext:value-type="float">
            <text:p>52831.099516</text:p>
          </table:table-cell>
          <table:table-cell office:value-type="float" office:value="113129.551406" calcext:value-type="float">
            <text:p>113129.551406</text:p>
          </table:table-cell>
          <table:table-cell table:number-columns-repeated="2" office:value-type="string" calcext:value-type="string">
            <text:p>No terminó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549.794834" calcext:value-type="float">
            <text:p>67549.794834</text:p>
          </table:table-cell>
          <table:table-cell office:value-type="float" office:value="86148.718665" calcext:value-type="float">
            <text:p>86148.718665</text:p>
          </table:table-cell>
          <table:table-cell office:value-type="float" office:value="83430.611338" calcext:value-type="float">
            <text:p>83430.611338</text:p>
          </table:table-cell>
          <table:table-cell office:value-type="float" office:value="95736.588871" calcext:value-type="float">
            <text:p>95736.588871</text:p>
          </table:table-cell>
          <table:table-cell office:value-type="float" office:value="79812.149829" calcext:value-type="float">
            <text:p>79812.149829</text:p>
          </table:table-cell>
          <table:table-cell office:value-type="float" office:value="113995.551013" calcext:value-type="float">
            <text:p>113995.551013</text:p>
          </table:table-cell>
          <table:table-cell table:number-columns-repeated="2" office:value-type="string" calcext:value-type="string">
            <text:p>No terminó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271.099056" calcext:value-type="float">
            <text:p>81271.099056</text:p>
          </table:table-cell>
          <table:table-cell office:value-type="float" office:value="82403.768318" calcext:value-type="float">
            <text:p>82403.768318</text:p>
          </table:table-cell>
          <table:table-cell office:value-type="float" office:value="79679.643787" calcext:value-type="float">
            <text:p>79679.643787</text:p>
          </table:table-cell>
          <table:table-cell office:value-type="float" office:value="82864.043061" calcext:value-type="float">
            <text:p>82864.043061</text:p>
          </table:table-cell>
          <table:table-cell office:value-type="float" office:value="24739.474173" calcext:value-type="float">
            <text:p>24739.474173</text:p>
          </table:table-cell>
          <table:table-cell office:value-type="float" office:value="116519.718568" calcext:value-type="float">
            <text:p>116519.718568</text:p>
          </table:table-cell>
          <table:table-cell table:number-columns-repeated="2" office:value-type="string" calcext:value-type="string">
            <text:p>No terminó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004.187851" calcext:value-type="float">
            <text:p>82004.187851</text:p>
          </table:table-cell>
          <table:table-cell office:value-type="float" office:value="86806.36979" calcext:value-type="float">
            <text:p>86806.36979</text:p>
          </table:table-cell>
          <table:table-cell office:value-type="float" office:value="87418.977316" calcext:value-type="float">
            <text:p>87418.977316</text:p>
          </table:table-cell>
          <table:table-cell office:value-type="float" office:value="119941.918883" calcext:value-type="float">
            <text:p>119941.918883</text:p>
          </table:table-cell>
          <table:table-cell office:value-type="float" office:value="25723.360028" calcext:value-type="float">
            <text:p>25723.360028</text:p>
          </table:table-cell>
          <table:table-cell office:value-type="float" office:value="109550.16428" calcext:value-type="float">
            <text:p>109550.16428</text:p>
          </table:table-cell>
          <table:table-cell table:number-columns-repeated="2" office:value-type="string" calcext:value-type="string">
            <text:p>No terminó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695.666134" calcext:value-type="float">
            <text:p>81695.666134</text:p>
          </table:table-cell>
          <table:table-cell office:value-type="float" office:value="78652.793753" calcext:value-type="float">
            <text:p>78652.793753</text:p>
          </table:table-cell>
          <table:table-cell office:value-type="float" office:value="66350.094726" calcext:value-type="float">
            <text:p>66350.094726</text:p>
          </table:table-cell>
          <table:table-cell office:value-type="float" office:value="74129.425047" calcext:value-type="float">
            <text:p>74129.425047</text:p>
          </table:table-cell>
          <table:table-cell office:value-type="float" office:value="61188.316028" calcext:value-type="float">
            <text:p>61188.316028</text:p>
          </table:table-cell>
          <table:table-cell office:value-type="float" office:value="115574.150997" calcext:value-type="float">
            <text:p>115574.150997</text:p>
          </table:table-cell>
          <table:table-cell table:number-columns-repeated="2" office:value-type="string" calcext:value-type="string">
            <text:p>No terminó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696.993556" calcext:value-type="float">
            <text:p>85696.993556</text:p>
          </table:table-cell>
          <table:table-cell office:value-type="float" office:value="79205.685132" calcext:value-type="float">
            <text:p>79205.685132</text:p>
          </table:table-cell>
          <table:table-cell office:value-type="float" office:value="83747.124631" calcext:value-type="float">
            <text:p>83747.124631</text:p>
          </table:table-cell>
          <table:table-cell office:value-type="float" office:value="97360.123669" calcext:value-type="float">
            <text:p>97360.123669</text:p>
          </table:table-cell>
          <table:table-cell office:value-type="float" office:value="85974.262581" calcext:value-type="float">
            <text:p>85974.262581</text:p>
          </table:table-cell>
          <table:table-cell office:value-type="float" office:value="120935.869819" calcext:value-type="float">
            <text:p>120935.869819</text:p>
          </table:table-cell>
          <table:table-cell table:number-columns-repeated="2" office:value-type="string" calcext:value-type="string">
            <text:p>No terminó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900.919498" calcext:value-type="float">
            <text:p>84900.919498</text:p>
          </table:table-cell>
          <table:table-cell office:value-type="float" office:value="87530.013024" calcext:value-type="float">
            <text:p>87530.013024</text:p>
          </table:table-cell>
          <table:table-cell office:value-type="float" office:value="86311.008644" calcext:value-type="float">
            <text:p>86311.008644</text:p>
          </table:table-cell>
          <table:table-cell office:value-type="float" office:value="128469.302583" calcext:value-type="float">
            <text:p>128469.302583</text:p>
          </table:table-cell>
          <table:table-cell office:value-type="float" office:value="104370.224875" calcext:value-type="float">
            <text:p>104370.224875</text:p>
          </table:table-cell>
          <table:table-cell office:value-type="float" office:value="113539.597869" calcext:value-type="float">
            <text:p>113539.597869</text:p>
          </table:table-cell>
          <table:table-cell table:number-columns-repeated="2" office:value-type="string" calcext:value-type="string">
            <text:p>No terminó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781.738479" calcext:value-type="float">
            <text:p>84781.738479</text:p>
          </table:table-cell>
          <table:table-cell office:value-type="float" office:value="82412.65002" calcext:value-type="float">
            <text:p>82412.65002</text:p>
          </table:table-cell>
          <table:table-cell office:value-type="float" office:value="71553.961262" calcext:value-type="float">
            <text:p>71553.961262</text:p>
          </table:table-cell>
          <table:table-cell office:value-type="float" office:value="133121.852735" calcext:value-type="float">
            <text:p>133121.852735</text:p>
          </table:table-cell>
          <table:table-cell office:value-type="float" office:value="82067.468602" calcext:value-type="float">
            <text:p>82067.468602</text:p>
          </table:table-cell>
          <table:table-cell office:value-type="float" office:value="122735.888614" calcext:value-type="float">
            <text:p>122735.888614</text:p>
          </table:table-cell>
          <table:table-cell table:number-columns-repeated="2" office:value-type="string" calcext:value-type="string">
            <text:p>No terminó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254.976449" calcext:value-type="float">
            <text:p>75254.976449</text:p>
          </table:table-cell>
          <table:table-cell office:value-type="float" office:value="81267.128762" calcext:value-type="float">
            <text:p>81267.128762</text:p>
          </table:table-cell>
          <table:table-cell office:value-type="float" office:value="80092.968566" calcext:value-type="float">
            <text:p>80092.968566</text:p>
          </table:table-cell>
          <table:table-cell office:value-type="float" office:value="83016.138055" calcext:value-type="float">
            <text:p>83016.138055</text:p>
          </table:table-cell>
          <table:table-cell office:value-type="float" office:value="82320.095704" calcext:value-type="float">
            <text:p>82320.095704</text:p>
          </table:table-cell>
          <table:table-cell office:value-type="float" office:value="114793.711415" calcext:value-type="float">
            <text:p>114793.711415</text:p>
          </table:table-cell>
          <table:table-cell table:number-columns-repeated="2" office:value-type="string" calcext:value-type="string">
            <text:p>No terminó</text:p>
          </table:table-cell>
          <table:table-cell table:number-columns-repeated="10"/>
        </table:table-row>
        <table:table-row table:style-name="ro1">
          <table:table-cell table:style-name="ce48" office:value-type="string" calcext:value-type="string">
            <text:p>PROMEDIO</text:p>
          </table:table-cell>
          <table:table-cell table:style-name="ce48" table:formula="of:=AVERAGE([.B42:.B51])" office:value-type="float" office:value="81236.6808624" calcext:value-type="float">
            <text:p>81236.6808624</text:p>
          </table:table-cell>
          <table:table-cell table:style-name="ce48" table:formula="of:=AVERAGE([.C42:.C51])" office:value-type="float" office:value="81900.0098588" calcext:value-type="float">
            <text:p>81900.0098588</text:p>
          </table:table-cell>
          <table:table-cell table:style-name="ce48" table:formula="of:=AVERAGE([.D42:.D51])" office:value-type="float" office:value="78138.4513519" calcext:value-type="float">
            <text:p>78138.4513519</text:p>
          </table:table-cell>
          <table:table-cell table:style-name="ce48" table:formula="of:=AVERAGE([.E42:.E51])" office:value-type="float" office:value="101762.1882801" calcext:value-type="float">
            <text:p>101762.1882801</text:p>
          </table:table-cell>
          <table:table-cell table:style-name="ce48" table:formula="of:=AVERAGE([.F42:.F51])" office:value-type="float" office:value="70633.4144721" calcext:value-type="float">
            <text:p>70633.4144721</text:p>
          </table:table-cell>
          <table:table-cell table:style-name="ce48" table:formula="of:=AVERAGE([.G42:.G51])" office:value-type="float" office:value="116157.5699416" calcext:value-type="float">
            <text:p>116157.5699416</text:p>
          </table:table-cell>
          <table:table-cell table:style-name="ce48" table:formula="of:=AVERAGE([.H42:.H51])" office:value-type="string" office:string-value="" calcext:value-type="error">
            <text:p>#DIV/0!</text:p>
          </table:table-cell>
          <table:table-cell table:style-name="ce48" table:formula="of:=AVERAGE([.I42:.I51])" office:value-type="string" office:string-value="" calcext:value-type="error">
            <text:p>#DIV/0!</text:p>
          </table:table-cell>
          <table:table-cell table:number-columns-repeated="10"/>
        </table:table-row>
      </table:table>
      <table:table table:name="MOVE_TYPEs_WITH_INITIAL_PATH" table:style-name="ta1">
        <table:table-column table:style-name="co2" table:number-columns-repeated="17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EJECUCIONES DE 24 HRS</text:p>
          </table:table-cell>
          <table:covered-table-cell table:number-columns-repeated="2" table:style-name="ce3"/>
          <table:table-cell table:style-name="ce11" office:value-type="string" calcext:value-type="string" table:number-columns-spanned="4" table:number-rows-spanned="1">
            <text:p>SCORE OF INPUT PATH 1502665941</text:p>
          </table:table-cell>
          <table:covered-table-cell table:style-name="ce3"/>
          <table:covered-table-cell table:number-columns-repeated="2"/>
          <table:table-cell table:number-columns-repeated="10"/>
        </table:table-row>
        <table:table-row table:style-name="ro1">
          <table:table-cell table:style-name="ce46" office:value-type="string" calcext:value-type="string">
            <text:p>MOVE_TYPE</text:p>
          </table:table-cell>
          <table:table-cell table:style-name="ce46" office:value-type="string" calcext:value-type="string">
            <text:p>Generaciones</text:p>
          </table:table-cell>
          <table:table-cell table:style-name="ce46" office:value-type="string" calcext:value-type="string">
            <text:p>AVG-Score</text:p>
          </table:table-cell>
          <table:table-cell table:style-name="ce46" office:value-type="string" calcext:value-type="string">
            <text:p>Tiempo</text:p>
          </table:table-cell>
          <table:table-cell table:style-name="ce46" office:value-type="string" calcext:value-type="string" table:number-columns-spanned="2" table:number-rows-spanned="1">
            <text:p>N-LOCAL-SEARCH</text:p>
          </table:table-cell>
          <table:covered-table-cell table:style-name="ce11"/>
          <table:table-cell table:style-name="ce50" office:value-type="string" calcext:value-type="string">
            <text:p>Best SCORE</text:p>
          </table:table-cell>
          <table:table-cell table:style-name="ce51" office:value-type="string" calcext:value-type="string">
            <text:p>TiempoxGeneracion</text:p>
          </table:table-cell>
          <table:table-cell table:number-columns-repeated="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6.2" calcext:value-type="float">
            <text:p>46.2</text:p>
          </table:table-cell>
          <table:table-cell table:style-name="ce3" office:value-type="float" office:value="1502721265.4" calcext:value-type="float">
            <text:p>1502721265.4</text:p>
          </table:table-cell>
          <table:table-cell table:style-name="ce3" office:value-type="float" office:value="52921.9316367" calcext:value-type="float">
            <text:p>52921.9316367</text:p>
          </table:table-cell>
          <table:table-cell table:style-name="ce3" office:value-type="float" office:value="103.2" calcext:value-type="float" table:number-columns-spanned="2" table:number-rows-spanned="1">
            <text:p>103.2</text:p>
          </table:table-cell>
          <table:covered-table-cell table:style-name="ce3"/>
          <table:table-cell table:style-name="ce3" office:value-type="float" office:value="1502659851" calcext:value-type="float">
            <text:p>1502659851</text:p>
          </table:table-cell>
          <table:table-cell table:style-name="ce3" table:formula="of:=[.E3]/[.B3]" office:value-type="float" office:value="2.23376623376623" calcext:value-type="float">
            <text:p>2.23376623376623</text:p>
          </table:table-cell>
          <table:table-cell table:number-columns-repeated="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6.1" calcext:value-type="float">
            <text:p>46.1</text:p>
          </table:table-cell>
          <table:table-cell table:style-name="ce3" office:value-type="float" office:value="1502658276" calcext:value-type="float">
            <text:p>1502658276</text:p>
          </table:table-cell>
          <table:table-cell table:style-name="ce3" office:value-type="float" office:value="83613.1996616" calcext:value-type="float">
            <text:p>83613.1996616</text:p>
          </table:table-cell>
          <table:table-cell table:style-name="ce3" office:value-type="float" office:value="123.2" calcext:value-type="float" table:number-columns-spanned="2" table:number-rows-spanned="1">
            <text:p>123.2</text:p>
          </table:table-cell>
          <table:covered-table-cell table:style-name="ce3"/>
          <table:table-cell table:style-name="ce3" office:value-type="float" office:value="1502657193" calcext:value-type="float">
            <text:p>1502657193</text:p>
          </table:table-cell>
          <table:table-cell table:style-name="ce3" table:formula="of:=[.E4]/[.B4]" office:value-type="float" office:value="2.67245119305857" calcext:value-type="float">
            <text:p>2.67245119305857</text:p>
          </table:table-cell>
          <table:table-cell table:number-columns-repeated="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2.8" calcext:value-type="float">
            <text:p>42.8</text:p>
          </table:table-cell>
          <table:table-cell table:style-name="ce3" office:value-type="float" office:value="1502658276" calcext:value-type="float">
            <text:p>1502658276</text:p>
          </table:table-cell>
          <table:table-cell table:style-name="ce3" office:value-type="float" office:value="83696.6799296" calcext:value-type="float">
            <text:p>83696.6799296</text:p>
          </table:table-cell>
          <table:table-cell table:style-name="ce3" office:value-type="float" office:value="143" calcext:value-type="float" table:number-columns-spanned="2" table:number-rows-spanned="1">
            <text:p>143</text:p>
          </table:table-cell>
          <table:covered-table-cell table:style-name="ce3"/>
          <table:table-cell table:style-name="ce11" office:value-type="float" office:value="1502654867" calcext:value-type="float">
            <text:p>1502654867</text:p>
          </table:table-cell>
          <table:table-cell table:style-name="ce3" table:formula="of:=[.E5]/[.B5]" office:value-type="float" office:value="3.3411214953271" calcext:value-type="float">
            <text:p>3.3411214953271</text:p>
          </table:table-cell>
          <table:table-cell table:number-columns-repeated="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02655764.2" calcext:value-type="float">
            <text:p>1502655764.2</text:p>
          </table:table-cell>
          <table:table-cell table:style-name="ce3" office:value-type="float" office:value="83161.2812676" calcext:value-type="float">
            <text:p>83161.2812676</text:p>
          </table:table-cell>
          <table:table-cell table:style-name="ce3" office:value-type="float" office:value="131.7" calcext:value-type="float" table:number-columns-spanned="2" table:number-rows-spanned="1">
            <text:p>131.7</text:p>
          </table:table-cell>
          <table:covered-table-cell table:style-name="ce3"/>
          <table:table-cell table:style-name="ce3" office:value-type="float" office:value="1502654887" calcext:value-type="float">
            <text:p>1502654887</text:p>
          </table:table-cell>
          <table:table-cell table:style-name="ce3" table:formula="of:=[.E6]/[.B6]" office:value-type="float" office:value="4.39" calcext:value-type="float">
            <text:p>4.39</text:p>
          </table:table-cell>
          <table:table-cell table:number-columns-repeated="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4.1" calcext:value-type="float">
            <text:p>14.1</text:p>
          </table:table-cell>
          <table:table-cell table:style-name="ce3" office:value-type="float" office:value="1502657704.9" calcext:value-type="float">
            <text:p>1502657704.9</text:p>
          </table:table-cell>
          <table:table-cell table:style-name="ce3" office:value-type="float" office:value="82439.4200972" calcext:value-type="float">
            <text:p>82439.4200972</text:p>
          </table:table-cell>
          <table:table-cell table:style-name="ce3" office:value-type="float" office:value="120.5" calcext:value-type="float" table:number-columns-spanned="2" table:number-rows-spanned="1">
            <text:p>120.5</text:p>
          </table:table-cell>
          <table:covered-table-cell table:style-name="ce3"/>
          <table:table-cell table:style-name="ce3" office:value-type="float" office:value="1502655256" calcext:value-type="float">
            <text:p>1502655256</text:p>
          </table:table-cell>
          <table:table-cell table:style-name="ce3" table:formula="of:=[.E7]/[.B7]" office:value-type="float" office:value="8.54609929078014" calcext:value-type="float">
            <text:p>8.54609929078014</text:p>
          </table:table-cell>
          <table:table-cell table:number-columns-repeated="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02665697.7" calcext:value-type="float">
            <text:p>1502665697.7</text:p>
          </table:table-cell>
          <table:table-cell table:style-name="ce3" office:value-type="float" office:value="81076.99946" calcext:value-type="float">
            <text:p>81076.99946</text:p>
          </table:table-cell>
          <table:table-cell table:style-name="ce3" office:value-type="float" office:value="90" calcext:value-type="float" table:number-columns-spanned="2" table:number-rows-spanned="1">
            <text:p>90</text:p>
          </table:table-cell>
          <table:covered-table-cell table:style-name="ce3"/>
          <table:table-cell table:style-name="ce3" office:value-type="float" office:value="1502662997" calcext:value-type="float">
            <text:p>1502662997</text:p>
          </table:table-cell>
          <table:table-cell table:style-name="ce3" table:formula="of:=[.E8]/[.B8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2721265.4" calcext:value-type="float">
            <text:p>1502721265.4</text:p>
          </table:table-cell>
          <table:table-cell table:style-name="ce3" office:value-type="float" office:value="52921.9316367" calcext:value-type="float">
            <text:p>52921.9316367</text:p>
          </table:table-cell>
          <table:table-cell table:style-name="ce3" office:value-type="float" office:value="35" calcext:value-type="float" table:number-columns-spanned="2" table:number-rows-spanned="1">
            <text:p>35</text:p>
          </table:table-cell>
          <table:covered-table-cell table:style-name="ce3"/>
          <table:table-cell table:style-name="ce3" office:value-type="float" office:value="1502713885" calcext:value-type="float">
            <text:p>1502713885</text:p>
          </table:table-cell>
          <table:table-cell table:style-name="ce3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MAX_TRIALS=25</text:p>
          </table:table-cell>
          <table:table-cell table:number-columns-repeated="6"/>
          <table:table-cell table:style-name="ce43"/>
          <table:table-cell table:number-columns-repeated="9"/>
        </table:table-row>
        <table:table-row table:style-name="ro1">
          <table:table-cell office:value-type="string" calcext:value-type="string">
            <text:p>POPULATION_SIZE = 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TAL_TIME_LIMIT = 86400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47" office:value-type="string" calcext:value-type="string">
            <text:p>MOVE_TYPE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/>
          <table:table-cell table:style-name="ce47" office:value-type="string" calcext:value-type="string">
            <text:p>MOVE_TYPE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milla</text:p>
          </table:table-cell>
          <table:table-cell table:style-name="ce2" office:value-type="string" calcext:value-type="string" table:number-columns-spanned="8" table:number-rows-spanned="1">
            <text:p>GENERACIONES</text:p>
          </table:table-cell>
          <table:covered-table-cell table:number-columns-repeated="7"/>
          <table:table-cell office:value-type="string" calcext:value-type="string">
            <text:p>Semilla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155" calcext:value-type="float">
            <text:p>155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48" office:value-type="string" calcext:value-type="string">
            <text:p>PROMEDIO</text:p>
          </table:table-cell>
          <table:table-cell table:style-name="ce48" table:formula="of:=AVERAGE([.B16:.B25])" office:value-type="float" office:value="46.2" calcext:value-type="float">
            <text:p>46.2</text:p>
          </table:table-cell>
          <table:table-cell table:style-name="ce48" table:formula="of:=AVERAGE([.C16:.C25])" office:value-type="float" office:value="46.1" calcext:value-type="float">
            <text:p>46.1</text:p>
          </table:table-cell>
          <table:table-cell table:style-name="ce48" table:formula="of:=AVERAGE([.D16:.D25])" office:value-type="float" office:value="42.8" calcext:value-type="float">
            <text:p>42.8</text:p>
          </table:table-cell>
          <table:table-cell table:style-name="ce48" table:formula="of:=AVERAGE([.E16:.E25])" office:value-type="float" office:value="30" calcext:value-type="float">
            <text:p>30</text:p>
          </table:table-cell>
          <table:table-cell table:style-name="ce48" table:formula="of:=AVERAGE([.F16:.F25])" office:value-type="float" office:value="14.1" calcext:value-type="float">
            <text:p>14.1</text:p>
          </table:table-cell>
          <table:table-cell table:style-name="ce48" table:formula="of:=AVERAGE([.G16:.G25])" office:value-type="float" office:value="3" calcext:value-type="float">
            <text:p>3</text:p>
          </table:table-cell>
          <table:table-cell table:style-name="ce48" table:formula="of:=AVERAGE([.H16:.H25])"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PROMEDIO</text:p>
          </table:table-cell>
          <table:table-cell table:style-name="ce48" table:formula="of:=AVERAGE([.K16:.K25])" office:value-type="float" office:value="103.2" calcext:value-type="float">
            <text:p>103.2</text:p>
          </table:table-cell>
          <table:table-cell table:style-name="ce48" table:formula="of:=AVERAGE([.L16:.L25])" office:value-type="float" office:value="123.2" calcext:value-type="float">
            <text:p>123.2</text:p>
          </table:table-cell>
          <table:table-cell table:style-name="ce48" table:formula="of:=AVERAGE([.M16:.M25])" office:value-type="float" office:value="143" calcext:value-type="float">
            <text:p>143</text:p>
          </table:table-cell>
          <table:table-cell table:style-name="ce48" table:formula="of:=AVERAGE([.N16:.N25])" office:value-type="float" office:value="131.7" calcext:value-type="float">
            <text:p>131.7</text:p>
          </table:table-cell>
          <table:table-cell table:style-name="ce48" table:formula="of:=AVERAGE([.O16:.O25])" office:value-type="float" office:value="120.5" calcext:value-type="float">
            <text:p>120.5</text:p>
          </table:table-cell>
          <table:table-cell table:style-name="ce48" table:formula="of:=AVERAGE([.P16:.P25])" office:value-type="float" office:value="90" calcext:value-type="float">
            <text:p>90</text:p>
          </table:table-cell>
          <table:table-cell table:style-name="ce48" table:formula="of:=AVERAGE([.Q16:.Q2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milla</text:p>
          </table:table-cell>
          <table:table-cell table:style-name="ce2" office:value-type="string" calcext:value-type="string" table:number-columns-spanned="8" table:number-rows-spanned="1">
            <text:p>SCORE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2659851" calcext:value-type="float">
            <text:p>1502659851</text:p>
          </table:table-cell>
          <table:table-cell office:value-type="float" office:value="1502657636" calcext:value-type="float">
            <text:p>1502657636</text:p>
          </table:table-cell>
          <table:table-cell office:value-type="float" office:value="1502657786" calcext:value-type="float">
            <text:p>1502657786</text:p>
          </table:table-cell>
          <table:table-cell office:value-type="float" office:value="1502655573" calcext:value-type="float">
            <text:p>1502655573</text:p>
          </table:table-cell>
          <table:table-cell office:value-type="float" office:value="1502656954" calcext:value-type="float">
            <text:p>1502656954</text:p>
          </table:table-cell>
          <table:table-cell office:value-type="float" office:value="1502665595" calcext:value-type="float">
            <text:p>1502665595</text:p>
          </table:table-cell>
          <table:table-cell office:value-type="float" office:value="1502722259" calcext:value-type="float">
            <text:p>150272225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2660462" calcext:value-type="float">
            <text:p>1502660462</text:p>
          </table:table-cell>
          <table:table-cell office:value-type="float" office:value="1502658782" calcext:value-type="float">
            <text:p>1502658782</text:p>
          </table:table-cell>
          <table:table-cell office:value-type="float" office:value="1502656461" calcext:value-type="float">
            <text:p>1502656461</text:p>
          </table:table-cell>
          <table:table-cell office:value-type="float" office:value="1502655257" calcext:value-type="float">
            <text:p>1502655257</text:p>
          </table:table-cell>
          <table:table-cell office:value-type="float" office:value="1502656237" calcext:value-type="float">
            <text:p>1502656237</text:p>
          </table:table-cell>
          <table:table-cell office:value-type="float" office:value="1502663527" calcext:value-type="float">
            <text:p>1502663527</text:p>
          </table:table-cell>
          <table:table-cell office:value-type="float" office:value="1502719304" calcext:value-type="float">
            <text:p>150271930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2660283" calcext:value-type="float">
            <text:p>1502660283</text:p>
          </table:table-cell>
          <table:table-cell office:value-type="float" office:value="1502658433" calcext:value-type="float">
            <text:p>1502658433</text:p>
          </table:table-cell>
          <table:table-cell office:value-type="float" office:value="1502656795" calcext:value-type="float">
            <text:p>1502656795</text:p>
          </table:table-cell>
          <table:table-cell office:value-type="float" office:value="1502655623" calcext:value-type="float">
            <text:p>1502655623</text:p>
          </table:table-cell>
          <table:table-cell office:value-type="float" office:value="1502658809" calcext:value-type="float">
            <text:p>1502658809</text:p>
          </table:table-cell>
          <table:table-cell office:value-type="float" office:value="1502666631" calcext:value-type="float">
            <text:p>1502666631</text:p>
          </table:table-cell>
          <table:table-cell office:value-type="float" office:value="1502718675" calcext:value-type="float">
            <text:p>150271867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2660408" calcext:value-type="float">
            <text:p>1502660408</text:p>
          </table:table-cell>
          <table:table-cell office:value-type="float" office:value="1502658097" calcext:value-type="float">
            <text:p>1502658097</text:p>
          </table:table-cell>
          <table:table-cell office:value-type="float" office:value="1502654867" calcext:value-type="float">
            <text:p>1502654867</text:p>
          </table:table-cell>
          <table:table-cell office:value-type="float" office:value="1502655779" calcext:value-type="float">
            <text:p>1502655779</text:p>
          </table:table-cell>
          <table:table-cell office:value-type="float" office:value="1502658668" calcext:value-type="float">
            <text:p>1502658668</text:p>
          </table:table-cell>
          <table:table-cell office:value-type="float" office:value="1502663625" calcext:value-type="float">
            <text:p>1502663625</text:p>
          </table:table-cell>
          <table:table-cell office:value-type="float" office:value="1502721297" calcext:value-type="float">
            <text:p>150272129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2661311" calcext:value-type="float">
            <text:p>1502661311</text:p>
          </table:table-cell>
          <table:table-cell office:value-type="float" office:value="1502658016" calcext:value-type="float">
            <text:p>1502658016</text:p>
          </table:table-cell>
          <table:table-cell office:value-type="float" office:value="1502656760" calcext:value-type="float">
            <text:p>1502656760</text:p>
          </table:table-cell>
          <table:table-cell office:value-type="float" office:value="1502654887" calcext:value-type="float">
            <text:p>1502654887</text:p>
          </table:table-cell>
          <table:table-cell office:value-type="float" office:value="1502655256" calcext:value-type="float">
            <text:p>1502655256</text:p>
          </table:table-cell>
          <table:table-cell office:value-type="float" office:value="1502665894" calcext:value-type="float">
            <text:p>1502665894</text:p>
          </table:table-cell>
          <table:table-cell office:value-type="float" office:value="1502725744" calcext:value-type="float">
            <text:p>150272574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2660453" calcext:value-type="float">
            <text:p>1502660453</text:p>
          </table:table-cell>
          <table:table-cell office:value-type="float" office:value="1502658343" calcext:value-type="float">
            <text:p>1502658343</text:p>
          </table:table-cell>
          <table:table-cell office:value-type="float" office:value="1502657157" calcext:value-type="float">
            <text:p>1502657157</text:p>
          </table:table-cell>
          <table:table-cell office:value-type="float" office:value="1502656053" calcext:value-type="float">
            <text:p>1502656053</text:p>
          </table:table-cell>
          <table:table-cell office:value-type="float" office:value="1502658882" calcext:value-type="float">
            <text:p>1502658882</text:p>
          </table:table-cell>
          <table:table-cell office:value-type="float" office:value="1502668758" calcext:value-type="float">
            <text:p>1502668758</text:p>
          </table:table-cell>
          <table:table-cell office:value-type="float" office:value="1502713885" calcext:value-type="float">
            <text:p>150271388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2660034" calcext:value-type="float">
            <text:p>1502660034</text:p>
          </table:table-cell>
          <table:table-cell office:value-type="float" office:value="1502659318" calcext:value-type="float">
            <text:p>1502659318</text:p>
          </table:table-cell>
          <table:table-cell office:value-type="float" office:value="1502657187" calcext:value-type="float">
            <text:p>1502657187</text:p>
          </table:table-cell>
          <table:table-cell office:value-type="float" office:value="1502654921" calcext:value-type="float">
            <text:p>1502654921</text:p>
          </table:table-cell>
          <table:table-cell office:value-type="float" office:value="1502658349" calcext:value-type="float">
            <text:p>1502658349</text:p>
          </table:table-cell>
          <table:table-cell office:value-type="float" office:value="1502666360" calcext:value-type="float">
            <text:p>1502666360</text:p>
          </table:table-cell>
          <table:table-cell office:value-type="float" office:value="1502715472" calcext:value-type="float">
            <text:p>150271547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2660169" calcext:value-type="float">
            <text:p>1502660169</text:p>
          </table:table-cell>
          <table:table-cell office:value-type="float" office:value="1502659276" calcext:value-type="float">
            <text:p>1502659276</text:p>
          </table:table-cell>
          <table:table-cell office:value-type="float" office:value="1502656153" calcext:value-type="float">
            <text:p>1502656153</text:p>
          </table:table-cell>
          <table:table-cell office:value-type="float" office:value="1502656471" calcext:value-type="float">
            <text:p>1502656471</text:p>
          </table:table-cell>
          <table:table-cell office:value-type="float" office:value="1502657362" calcext:value-type="float">
            <text:p>1502657362</text:p>
          </table:table-cell>
          <table:table-cell office:value-type="float" office:value="1502665076" calcext:value-type="float">
            <text:p>1502665076</text:p>
          </table:table-cell>
          <table:table-cell office:value-type="float" office:value="1502728089" calcext:value-type="float">
            <text:p>150272808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2660425" calcext:value-type="float">
            <text:p>1502660425</text:p>
          </table:table-cell>
          <table:table-cell office:value-type="float" office:value="1502657193" calcext:value-type="float">
            <text:p>1502657193</text:p>
          </table:table-cell>
          <table:table-cell office:value-type="float" office:value="1502657286" calcext:value-type="float">
            <text:p>1502657286</text:p>
          </table:table-cell>
          <table:table-cell office:value-type="float" office:value="1502658153" calcext:value-type="float">
            <text:p>1502658153</text:p>
          </table:table-cell>
          <table:table-cell office:value-type="float" office:value="1502659508" calcext:value-type="float">
            <text:p>1502659508</text:p>
          </table:table-cell>
          <table:table-cell office:value-type="float" office:value="1502668514" calcext:value-type="float">
            <text:p>1502668514</text:p>
          </table:table-cell>
          <table:table-cell office:value-type="float" office:value="1502717161" calcext:value-type="float">
            <text:p>150271716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2660512" calcext:value-type="float">
            <text:p>1502660512</text:p>
          </table:table-cell>
          <table:table-cell office:value-type="float" office:value="1502657666" calcext:value-type="float">
            <text:p>1502657666</text:p>
          </table:table-cell>
          <table:table-cell office:value-type="float" office:value="1502657233" calcext:value-type="float">
            <text:p>1502657233</text:p>
          </table:table-cell>
          <table:table-cell office:value-type="float" office:value="1502654925" calcext:value-type="float">
            <text:p>1502654925</text:p>
          </table:table-cell>
          <table:table-cell office:value-type="float" office:value="1502657024" calcext:value-type="float">
            <text:p>1502657024</text:p>
          </table:table-cell>
          <table:table-cell office:value-type="float" office:value="1502662997" calcext:value-type="float">
            <text:p>1502662997</text:p>
          </table:table-cell>
          <table:table-cell office:value-type="float" office:value="1502730768" calcext:value-type="float">
            <text:p>1502730768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PROMEDIO</text:p>
          </table:table-cell>
          <table:table-cell table:style-name="ce48" table:formula="of:=AVERAGE([.H28:.H37])" office:value-type="float" office:value="1502721265.4" calcext:value-type="float">
            <text:p>1502721265.4</text:p>
          </table:table-cell>
          <table:table-cell table:style-name="ce48" table:formula="of:=AVERAGE([.C28:.C37])" office:value-type="float" office:value="1502658276" calcext:value-type="float">
            <text:p>1502658276</text:p>
          </table:table-cell>
          <table:table-cell table:style-name="ce48" table:formula="of:=AVERAGE([.D28:.D37])" office:value-type="float" office:value="1502656768.5" calcext:value-type="float">
            <text:p>1502656768.5</text:p>
          </table:table-cell>
          <table:table-cell table:style-name="ce48" table:formula="of:=AVERAGE([.E28:.E37])" office:value-type="float" office:value="1502655764.2" calcext:value-type="float">
            <text:p>1502655764.2</text:p>
          </table:table-cell>
          <table:table-cell table:style-name="ce48" table:formula="of:=AVERAGE([.F28:.F37])" office:value-type="float" office:value="1502657704.9" calcext:value-type="float">
            <text:p>1502657704.9</text:p>
          </table:table-cell>
          <table:table-cell table:style-name="ce48" table:formula="of:=AVERAGE([.G28:.G37])" office:value-type="float" office:value="1502665697.7" calcext:value-type="float">
            <text:p>1502665697.7</text:p>
          </table:table-cell>
          <table:table-cell table:style-name="ce48" table:formula="of:=AVERAGE([.H28:.H37])" office:value-type="float" office:value="1502721265.4" calcext:value-type="float">
            <text:p>1502721265.4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MIN</text:p>
          </table:table-cell>
          <table:table-cell table:style-name="ce48" table:formula="of:=MIN([.B28:.B37])" office:value-type="float" office:value="1502659851" calcext:value-type="float">
            <text:p>1502659851</text:p>
          </table:table-cell>
          <table:table-cell table:style-name="ce48" table:formula="of:=MIN([.C28:.C37])" office:value-type="float" office:value="1502657193" calcext:value-type="float">
            <text:p>1502657193</text:p>
          </table:table-cell>
          <table:table-cell table:style-name="ce49" table:formula="of:=MIN([.D28:.D37])" office:value-type="float" office:value="1502654867" calcext:value-type="float">
            <text:p>1502654867</text:p>
          </table:table-cell>
          <table:table-cell table:style-name="ce48" table:formula="of:=MIN([.E28:.E37])" office:value-type="float" office:value="1502654887" calcext:value-type="float">
            <text:p>1502654887</text:p>
          </table:table-cell>
          <table:table-cell table:style-name="ce48" table:formula="of:=MIN([.F28:.F37])" office:value-type="float" office:value="1502655256" calcext:value-type="float">
            <text:p>1502655256</text:p>
          </table:table-cell>
          <table:table-cell table:style-name="ce48" table:formula="of:=MIN([.G28:.G37])" office:value-type="float" office:value="1502662997" calcext:value-type="float">
            <text:p>1502662997</text:p>
          </table:table-cell>
          <table:table-cell table:style-name="ce48" table:formula="of:=MIN([.H28:.H37])" office:value-type="float" office:value="1502713885" calcext:value-type="float">
            <text:p>15027138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illa</text:p>
          </table:table-cell>
          <table:table-cell table:style-name="ce2" office:value-type="string" calcext:value-type="string" table:number-columns-spanned="8" table:number-rows-spanned="1">
            <text:p>TIEMPO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65.166732" calcext:value-type="float">
            <text:p>80065.166732</text:p>
          </table:table-cell>
          <table:table-cell office:value-type="float" office:value="83661.275457" calcext:value-type="float">
            <text:p>83661.275457</text:p>
          </table:table-cell>
          <table:table-cell office:value-type="float" office:value="84101.792039" calcext:value-type="float">
            <text:p>84101.792039</text:p>
          </table:table-cell>
          <table:table-cell office:value-type="float" office:value="82598.46887" calcext:value-type="float">
            <text:p>82598.46887</text:p>
          </table:table-cell>
          <table:table-cell office:value-type="float" office:value="83752.621372" calcext:value-type="float">
            <text:p>83752.621372</text:p>
          </table:table-cell>
          <table:table-cell office:value-type="float" office:value="79741.768146" calcext:value-type="float">
            <text:p>79741.768146</text:p>
          </table:table-cell>
          <table:table-cell office:value-type="float" office:value="74096.052845" calcext:value-type="float">
            <text:p>74096.05284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16.645073" calcext:value-type="float">
            <text:p>81916.645073</text:p>
          </table:table-cell>
          <table:table-cell office:value-type="float" office:value="83073.028778" calcext:value-type="float">
            <text:p>83073.028778</text:p>
          </table:table-cell>
          <table:table-cell office:value-type="float" office:value="83532.859441" calcext:value-type="float">
            <text:p>83532.859441</text:p>
          </table:table-cell>
          <table:table-cell office:value-type="float" office:value="82212.564214" calcext:value-type="float">
            <text:p>82212.564214</text:p>
          </table:table-cell>
          <table:table-cell office:value-type="float" office:value="84054.222269" calcext:value-type="float">
            <text:p>84054.222269</text:p>
          </table:table-cell>
          <table:table-cell office:value-type="float" office:value="83974.064705" calcext:value-type="float">
            <text:p>83974.064705</text:p>
          </table:table-cell>
          <table:table-cell office:value-type="float" office:value="38836.050672" calcext:value-type="float">
            <text:p>38836.05067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254.888696" calcext:value-type="float">
            <text:p>81254.888696</text:p>
          </table:table-cell>
          <table:table-cell office:value-type="float" office:value="83962.338722" calcext:value-type="float">
            <text:p>83962.338722</text:p>
          </table:table-cell>
          <table:table-cell office:value-type="float" office:value="84054.401661" calcext:value-type="float">
            <text:p>84054.401661</text:p>
          </table:table-cell>
          <table:table-cell office:value-type="float" office:value="83142.194008" calcext:value-type="float">
            <text:p>83142.194008</text:p>
          </table:table-cell>
          <table:table-cell office:value-type="float" office:value="84039.20488" calcext:value-type="float">
            <text:p>84039.20488</text:p>
          </table:table-cell>
          <table:table-cell office:value-type="float" office:value="78243.814024" calcext:value-type="float">
            <text:p>78243.814024</text:p>
          </table:table-cell>
          <table:table-cell office:value-type="float" office:value="64346.263947" calcext:value-type="float">
            <text:p>64346.26394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701.052949" calcext:value-type="float">
            <text:p>83701.052949</text:p>
          </table:table-cell>
          <table:table-cell office:value-type="float" office:value="84004.060703" calcext:value-type="float">
            <text:p>84004.060703</text:p>
          </table:table-cell>
          <table:table-cell office:value-type="float" office:value="83636.32779" calcext:value-type="float">
            <text:p>83636.32779</text:p>
          </table:table-cell>
          <table:table-cell office:value-type="float" office:value="84040.835551" calcext:value-type="float">
            <text:p>84040.835551</text:p>
          </table:table-cell>
          <table:table-cell office:value-type="float" office:value="84204.071399" calcext:value-type="float">
            <text:p>84204.071399</text:p>
          </table:table-cell>
          <table:table-cell office:value-type="float" office:value="82298.299244" calcext:value-type="float">
            <text:p>82298.299244</text:p>
          </table:table-cell>
          <table:table-cell office:value-type="float" office:value="66763.025218" calcext:value-type="float">
            <text:p>66763.02521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239.157179" calcext:value-type="float">
            <text:p>82239.157179</text:p>
          </table:table-cell>
          <table:table-cell office:value-type="float" office:value="84080.211916" calcext:value-type="float">
            <text:p>84080.211916</text:p>
          </table:table-cell>
          <table:table-cell office:value-type="float" office:value="83682.683369" calcext:value-type="float">
            <text:p>83682.683369</text:p>
          </table:table-cell>
          <table:table-cell office:value-type="float" office:value="82930.311753" calcext:value-type="float">
            <text:p>82930.311753</text:p>
          </table:table-cell>
          <table:table-cell office:value-type="float" office:value="83253.172046" calcext:value-type="float">
            <text:p>83253.172046</text:p>
          </table:table-cell>
          <table:table-cell office:value-type="float" office:value="78034.095801" calcext:value-type="float">
            <text:p>78034.095801</text:p>
          </table:table-cell>
          <table:table-cell office:value-type="float" office:value="41354.725389" calcext:value-type="float">
            <text:p>41354.72538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283.136555" calcext:value-type="float">
            <text:p>83283.136555</text:p>
          </table:table-cell>
          <table:table-cell office:value-type="float" office:value="82766.618673" calcext:value-type="float">
            <text:p>82766.618673</text:p>
          </table:table-cell>
          <table:table-cell office:value-type="float" office:value="82974.069263" calcext:value-type="float">
            <text:p>82974.069263</text:p>
          </table:table-cell>
          <table:table-cell office:value-type="float" office:value="83225.336985" calcext:value-type="float">
            <text:p>83225.336985</text:p>
          </table:table-cell>
          <table:table-cell office:value-type="float" office:value="80587.681937" calcext:value-type="float">
            <text:p>80587.681937</text:p>
          </table:table-cell>
          <table:table-cell office:value-type="float" office:value="81381.243981" calcext:value-type="float">
            <text:p>81381.243981</text:p>
          </table:table-cell>
          <table:table-cell office:value-type="float" office:value="41190.734606" calcext:value-type="float">
            <text:p>41190.73460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842.371882" calcext:value-type="float">
            <text:p>82842.371882</text:p>
          </table:table-cell>
          <table:table-cell office:value-type="float" office:value="83365.361946" calcext:value-type="float">
            <text:p>83365.361946</text:p>
          </table:table-cell>
          <table:table-cell office:value-type="float" office:value="84175.409329" calcext:value-type="float">
            <text:p>84175.409329</text:p>
          </table:table-cell>
          <table:table-cell office:value-type="float" office:value="81459.878079" calcext:value-type="float">
            <text:p>81459.878079</text:p>
          </table:table-cell>
          <table:table-cell office:value-type="float" office:value="80879.059905" calcext:value-type="float">
            <text:p>80879.059905</text:p>
          </table:table-cell>
          <table:table-cell office:value-type="float" office:value="78049.253471" calcext:value-type="float">
            <text:p>78049.253471</text:p>
          </table:table-cell>
          <table:table-cell office:value-type="float" office:value="16603.105136" calcext:value-type="float">
            <text:p>16603.10513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333.906357" calcext:value-type="float">
            <text:p>83333.906357</text:p>
          </table:table-cell>
          <table:table-cell office:value-type="float" office:value="83379.735428" calcext:value-type="float">
            <text:p>83379.735428</text:p>
          </table:table-cell>
          <table:table-cell office:value-type="float" office:value="83750.420692" calcext:value-type="float">
            <text:p>83750.420692</text:p>
          </table:table-cell>
          <table:table-cell office:value-type="float" office:value="83838.74045" calcext:value-type="float">
            <text:p>83838.74045</text:p>
          </table:table-cell>
          <table:table-cell office:value-type="float" office:value="80433.243763" calcext:value-type="float">
            <text:p>80433.243763</text:p>
          </table:table-cell>
          <table:table-cell office:value-type="float" office:value="81032.311435" calcext:value-type="float">
            <text:p>81032.311435</text:p>
          </table:table-cell>
          <table:table-cell office:value-type="float" office:value="61372.029223" calcext:value-type="float">
            <text:p>61372.02922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811.876049" calcext:value-type="float">
            <text:p>83811.876049</text:p>
          </table:table-cell>
          <table:table-cell office:value-type="float" office:value="83674.265286" calcext:value-type="float">
            <text:p>83674.265286</text:p>
          </table:table-cell>
          <table:table-cell office:value-type="float" office:value="83725.470769" calcext:value-type="float">
            <text:p>83725.470769</text:p>
          </table:table-cell>
          <table:table-cell office:value-type="float" office:value="83931.018993" calcext:value-type="float">
            <text:p>83931.018993</text:p>
          </table:table-cell>
          <table:table-cell office:value-type="float" office:value="82653.712619" calcext:value-type="float">
            <text:p>82653.712619</text:p>
          </table:table-cell>
          <table:table-cell office:value-type="float" office:value="84199.398006" calcext:value-type="float">
            <text:p>84199.398006</text:p>
          </table:table-cell>
          <table:table-cell office:value-type="float" office:value="61372.029223" calcext:value-type="float">
            <text:p>61372.02922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306.797821" calcext:value-type="float">
            <text:p>83306.797821</text:p>
          </table:table-cell>
          <table:table-cell office:value-type="float" office:value="84165.099707" calcext:value-type="float">
            <text:p>84165.099707</text:p>
          </table:table-cell>
          <table:table-cell office:value-type="float" office:value="83333.364943" calcext:value-type="float">
            <text:p>83333.364943</text:p>
          </table:table-cell>
          <table:table-cell office:value-type="float" office:value="84233.463773" calcext:value-type="float">
            <text:p>84233.463773</text:p>
          </table:table-cell>
          <table:table-cell office:value-type="float" office:value="80537.210782" calcext:value-type="float">
            <text:p>80537.210782</text:p>
          </table:table-cell>
          <table:table-cell office:value-type="float" office:value="83815.745787" calcext:value-type="float">
            <text:p>83815.745787</text:p>
          </table:table-cell>
          <table:table-cell office:value-type="float" office:value="63285.300108" calcext:value-type="float">
            <text:p>63285.300108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PROMEDIO</text:p>
          </table:table-cell>
          <table:table-cell table:style-name="ce48" table:formula="of:=AVERAGE([.H41:.H50])" office:value-type="float" office:value="52921.9316367" calcext:value-type="float">
            <text:p>52921.9316367</text:p>
          </table:table-cell>
          <table:table-cell table:style-name="ce48" table:formula="of:=AVERAGE([.C41:.C50])" office:value-type="float" office:value="83613.1996616" calcext:value-type="float">
            <text:p>83613.1996616</text:p>
          </table:table-cell>
          <table:table-cell table:style-name="ce48" table:formula="of:=AVERAGE([.D41:.D50])" office:value-type="float" office:value="83696.6799296" calcext:value-type="float">
            <text:p>83696.6799296</text:p>
          </table:table-cell>
          <table:table-cell table:style-name="ce48" table:formula="of:=AVERAGE([.E41:.E50])" office:value-type="float" office:value="83161.2812676" calcext:value-type="float">
            <text:p>83161.2812676</text:p>
          </table:table-cell>
          <table:table-cell table:style-name="ce48" table:formula="of:=AVERAGE([.F41:.F50])" office:value-type="float" office:value="82439.4200972" calcext:value-type="float">
            <text:p>82439.4200972</text:p>
          </table:table-cell>
          <table:table-cell table:style-name="ce48" table:formula="of:=AVERAGE([.G41:.G50])" office:value-type="float" office:value="81076.99946" calcext:value-type="float">
            <text:p>81076.99946</text:p>
          </table:table-cell>
          <table:table-cell table:style-name="ce48" table:formula="of:=AVERAGE([.H41:.H50])" office:value-type="float" office:value="52921.9316367" calcext:value-type="float">
            <text:p>52921.931636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4:57:37.822185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2-08T19:09:45.864487693</meta:creation-date>
    <dc:date>2018-12-14T19:35:18.715358224</dc:date>
    <meta:editing-duration>PT15H21M22S</meta:editing-duration>
    <meta:editing-cycles>66</meta:editing-cycles>
    <meta:generator>LibreOffice/6.0.4.2$Linux_X86_64 LibreOffice_project/00m0$Build-2</meta:generator>
    <meta:document-statistic meta:table-count="4" meta:cell-count="1655" meta:object-count="0"/>
  </office:meta>
</office:document-meta>
</file>